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yPrivateStorage/Layout" manifest:media-type=""/>
  <manifest:file-entry manifest:full-path="MyPrivateStorage/" manifest:media-type="vnd.MyVendor.MyProject.StorageType"/>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Symbol" svg:font-family="Symbol" style:font-charset="x-symbol"/>
    <style:font-face style:name="Wingdings" svg:font-family="Wingdings" style:font-charset="x-symbol"/>
    <style:font-face style:name="Arial2" svg:font-family="Arial"/>
    <style:font-face style:name="Courier New" svg:font-family="'Courier New'"/>
    <style:font-face style:name="Droid Sans Mono" svg:font-family="'Droid Sans Mono', monospace, monospace, 'Droid Sans Fallback'"/>
    <style:font-face style:name="OpenSymbol" svg:font-family="OpenSymbol"/>
    <style:font-face style:name="Tahoma1" svg:font-family="Tahoma"/>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Arial3" svg:font-family="Arial"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style:font-name="Arial"/>
    </style:style>
    <style:style style:name="P2" style:family="paragraph" style:parent-style-name="Standard">
      <style:paragraph-properties fo:text-align="center" style:justify-single-word="false"/>
      <style:text-properties style:font-name="Arial"/>
    </style:style>
    <style:style style:name="P3" style:family="paragraph" style:parent-style-name="Standard">
      <style:paragraph-properties fo:text-align="center" style:justify-single-word="false"/>
      <style:text-properties style:font-name="Arial" fo:font-size="14pt" style:font-size-asian="14pt" style:font-size-complex="14pt"/>
    </style:style>
    <style:style style:name="P4" style:family="paragraph" style:parent-style-name="Standard">
      <style:paragraph-properties fo:text-align="center" style:justify-single-word="false"/>
      <style:text-properties style:font-name="Arial" fo:font-size="14pt" fo:font-weight="bold" style:font-size-asian="14pt" style:font-weight-asian="bold" style:font-size-complex="14pt" style:font-weight-complex="bold"/>
    </style:style>
    <style:style style:name="P5" style:family="paragraph" style:parent-style-name="Standard">
      <style:paragraph-properties fo:text-align="start" style:justify-single-word="false"/>
      <style:text-properties style:font-name="Arial" fo:font-size="14pt" fo:font-weight="bold" style:font-size-asian="14pt" style:font-weight-asian="bold" style:font-size-complex="14pt" style:font-weight-complex="bold"/>
    </style:style>
    <style:style style:name="P6" style:family="paragraph" style:parent-style-name="Standard">
      <style:paragraph-properties fo:text-align="start" style:justify-single-word="false"/>
      <style:text-properties style:font-name="Arial"/>
    </style:style>
    <style:style style:name="P7" style:family="paragraph" style:parent-style-name="Standard">
      <style:paragraph-properties fo:text-align="start" style:justify-single-word="false"/>
      <style:text-properties style:font-name="Arial" officeooo:paragraph-rsid="002e5c7f"/>
    </style:style>
    <style:style style:name="P8" style:family="paragraph" style:parent-style-name="Standard">
      <style:paragraph-properties fo:text-align="center" style:justify-single-word="false"/>
      <style:text-properties style:font-name="Arial" officeooo:rsid="001bd9fb" officeooo:paragraph-rsid="001bd9fb"/>
    </style:style>
    <style:style style:name="P9" style:family="paragraph" style:parent-style-name="Standard">
      <style:paragraph-properties fo:text-align="center" style:justify-single-word="false"/>
      <style:text-properties style:font-name="Arial" fo:language="zxx" fo:country="none" officeooo:rsid="001bd9fb" officeooo:paragraph-rsid="001bd9fb" style:language-asian="zxx" style:country-asian="none" style:language-complex="zxx" style:country-complex="none"/>
    </style:style>
    <style:style style:name="P10" style:family="paragraph" style:parent-style-name="Standard">
      <style:paragraph-properties fo:text-align="justify" style:justify-single-word="false"/>
      <style:text-properties style:font-name="Arial" fo:language="zxx" fo:country="none" style:text-underline-style="none" fo:font-weight="normal" officeooo:rsid="002abc1a" officeooo:paragraph-rsid="002e5c7f" style:language-asian="zxx" style:country-asian="none" style:font-weight-asian="normal" style:language-complex="zxx" style:country-complex="none" style:font-weight-complex="normal"/>
    </style:style>
    <style:style style:name="P11" style:family="paragraph" style:parent-style-name="Standard">
      <style:paragraph-properties fo:text-align="start" style:justify-single-word="false"/>
      <style:text-properties style:font-name="Arial" style:text-underline-style="none" fo:font-weight="normal" officeooo:rsid="00251093" officeooo:paragraph-rsid="002e5c7f" style:font-weight-asian="normal" style:font-weight-complex="normal"/>
    </style:style>
    <style:style style:name="P12" style:family="paragraph" style:parent-style-name="Standard">
      <style:paragraph-properties fo:text-align="justify" style:justify-single-word="false"/>
      <style:text-properties style:font-name="Arial" style:text-underline-style="none" fo:font-weight="normal" officeooo:rsid="00251093" officeooo:paragraph-rsid="002e5c7f" style:font-weight-asian="normal" style:font-weight-complex="normal"/>
    </style:style>
    <style:style style:name="P13" style:family="paragraph" style:parent-style-name="Standard">
      <style:paragraph-properties fo:text-align="start" style:justify-single-word="false"/>
      <style:text-properties style:font-name="Arial" style:text-underline-style="none" fo:font-weight="normal" officeooo:rsid="002f1b70" officeooo:paragraph-rsid="002e5c7f" style:font-weight-asian="normal" style:font-weight-complex="normal"/>
    </style:style>
    <style:style style:name="P14" style:family="paragraph" style:parent-style-name="Standard">
      <style:paragraph-properties fo:text-align="start" style:justify-single-word="false"/>
      <style:text-properties style:font-name="Arial" style:text-underline-style="none" fo:font-weight="normal" officeooo:rsid="002fc029" officeooo:paragraph-rsid="002e5c7f" style:font-weight-asian="normal" style:font-weight-complex="normal"/>
    </style:style>
    <style:style style:name="P15" style:family="paragraph" style:parent-style-name="Standard">
      <style:paragraph-properties fo:text-align="start" style:justify-single-word="false"/>
      <style:text-properties style:font-name="Arial" style:text-underline-style="none" fo:font-weight="bold" officeooo:rsid="00231a1c" officeooo:paragraph-rsid="002e5c7f" style:font-weight-asian="bold" style:font-weight-complex="bold"/>
    </style:style>
    <style:style style:name="P16" style:family="paragraph" style:parent-style-name="Standard">
      <style:paragraph-properties fo:text-align="start" style:justify-single-word="false"/>
      <style:text-properties style:font-name="Arial" style:text-underline-style="none" fo:font-weight="bold" officeooo:rsid="002a1bb4" officeooo:paragraph-rsid="002e5c7f" style:font-weight-asian="bold" style:font-weight-complex="bold"/>
    </style:style>
    <style:style style:name="P17" style:family="paragraph" style:parent-style-name="Standard">
      <style:paragraph-properties fo:text-align="start" style:justify-single-word="false"/>
      <style:text-properties style:font-name="Arial" style:text-underline-style="none" fo:font-weight="bold" officeooo:rsid="002f1b70" officeooo:paragraph-rsid="002e5c7f" style:font-weight-asian="bold" style:font-weight-complex="bold"/>
    </style:style>
    <style:style style:name="P18" style:family="paragraph" style:parent-style-name="Standard">
      <style:paragraph-properties fo:text-align="start" style:justify-single-word="false"/>
      <style:text-properties style:font-name="Arial" style:text-underline-style="none" fo:font-weight="bold" officeooo:rsid="002fc029" officeooo:paragraph-rsid="002e5c7f" style:font-weight-asian="bold" style:font-weight-complex="bold"/>
    </style:style>
    <style:style style:name="P19" style:family="paragraph" style:parent-style-name="Standard">
      <style:paragraph-properties fo:text-align="start" style:justify-single-word="false"/>
      <style:text-properties style:font-name="Arial" style:text-underline-style="none" fo:font-weight="bold" officeooo:rsid="002fc029" officeooo:paragraph-rsid="002e5c7f" style:font-weight-asian="normal" style:font-weight-complex="normal"/>
    </style:style>
    <style:style style:name="P20" style:family="paragraph" style:parent-style-name="Standard">
      <style:paragraph-properties fo:text-align="start" style:justify-single-word="false"/>
      <style:text-properties style:font-name="Arial" officeooo:rsid="00231a1c" officeooo:paragraph-rsid="002e5c7f"/>
    </style:style>
    <style:style style:name="P21" style:family="paragraph" style:parent-style-name="Standard">
      <style:paragraph-properties fo:text-align="start" style:justify-single-word="false"/>
      <style:text-properties style:font-name="Arial" fo:font-weight="bold" officeooo:paragraph-rsid="002e5c7f"/>
    </style:style>
    <style:style style:name="P22" style:family="paragraph" style:parent-style-name="Standard">
      <style:paragraph-properties fo:text-align="start" style:justify-single-word="false"/>
      <style:text-properties style:font-name="Arial" style:text-underline-style="solid" style:text-underline-width="auto" style:text-underline-color="font-color" fo:font-weight="bold" officeooo:rsid="00231a1c" officeooo:paragraph-rsid="002e5c7f" style:font-weight-asian="bold" style:font-weight-complex="bold"/>
    </style:style>
    <style:style style:name="P23" style:family="paragraph" style:parent-style-name="Standard">
      <style:paragraph-properties fo:text-align="justify" style:justify-single-word="false"/>
      <style:text-properties style:font-name="Arial" style:text-underline-style="solid" style:text-underline-width="auto" style:text-underline-color="font-color" fo:font-weight="bold" officeooo:rsid="002a1bb4" officeooo:paragraph-rsid="002e5c7f" style:font-weight-asian="bold" style:font-weight-complex="bold"/>
    </style:style>
    <style:style style:name="P24" style:family="paragraph" style:parent-style-name="Standard">
      <style:paragraph-properties fo:text-align="start" style:justify-single-word="false"/>
      <style:text-properties style:font-name="Arial" style:text-underline-style="solid" style:text-underline-width="auto" style:text-underline-color="font-color" fo:font-weight="bold" officeooo:rsid="002a1bb4" officeooo:paragraph-rsid="002e5c7f" style:font-weight-asian="bold" style:font-weight-complex="bold"/>
    </style:style>
    <style:style style:name="P25" style:family="paragraph" style:parent-style-name="Standard">
      <style:paragraph-properties fo:text-align="start" style:justify-single-word="false"/>
      <style:text-properties style:font-name="Arial" style:text-underline-style="solid" style:text-underline-width="auto" style:text-underline-color="font-color" fo:font-weight="normal" officeooo:rsid="002a1bb4" officeooo:paragraph-rsid="002e5c7f" style:font-weight-asian="normal" style:font-weight-complex="normal"/>
    </style:style>
    <style:style style:name="P26" style:family="paragraph" style:parent-style-name="Standard">
      <style:paragraph-properties fo:text-align="justify" style:justify-single-word="false"/>
      <style:text-properties style:font-name="Arial" officeooo:rsid="002e95a9" officeooo:paragraph-rsid="002e5c7f"/>
    </style:style>
    <style:style style:name="P27" style:family="paragraph" style:parent-style-name="Standard">
      <style:paragraph-properties fo:text-align="start" style:justify-single-word="false"/>
      <style:text-properties style:font-name="Arial" fo:font-size="13pt" fo:font-style="italic" style:text-underline-style="solid" style:text-underline-width="auto" style:text-underline-color="font-color" fo:font-weight="normal" officeooo:rsid="002a1bb4" officeooo:paragraph-rsid="002e5c7f" style:font-size-asian="13pt" style:font-style-asian="italic" style:font-weight-asian="normal" style:font-size-complex="13pt" style:font-style-complex="italic" style:font-weight-complex="normal"/>
    </style:style>
    <style:style style:name="P28" style:family="paragraph" style:parent-style-name="Standard">
      <style:paragraph-properties fo:text-align="start" style:justify-single-word="false"/>
      <style:text-properties style:font-name="Arial" fo:language="fr" fo:country="CA" fo:font-style="italic" officeooo:rsid="0033b65b" officeooo:paragraph-rsid="0033b65b" style:font-style-asian="italic" style:font-style-complex="italic"/>
    </style:style>
    <style:style style:name="P29" style:family="paragraph" style:parent-style-name="Standard">
      <style:paragraph-properties fo:text-align="center" style:justify-single-word="false"/>
    </style:style>
    <style:style style:name="P30" style:family="paragraph" style:parent-style-name="Standard">
      <style:paragraph-properties fo:text-align="justify" style:justify-single-word="false"/>
      <style:text-properties fo:font-weight="normal" officeooo:paragraph-rsid="002e5c7f" style:font-weight-asian="normal" style:font-weight-complex="normal"/>
    </style:style>
    <style:style style:name="P31" style:family="paragraph" style:parent-style-name="Standard">
      <style:paragraph-properties fo:text-align="justify" style:justify-single-word="false"/>
      <style:text-properties fo:font-weight="normal" officeooo:paragraph-rsid="002e5c7f"/>
    </style:style>
    <style:style style:name="P32" style:family="paragraph" style:parent-style-name="Standard">
      <style:paragraph-properties fo:text-align="justify" style:justify-single-word="false"/>
      <style:text-properties officeooo:paragraph-rsid="002e5c7f"/>
    </style:style>
    <style:style style:name="P33" style:family="paragraph" style:parent-style-name="Standard">
      <style:paragraph-properties fo:text-align="justify" style:justify-single-word="false"/>
      <style:text-properties fo:font-weight="bold" officeooo:paragraph-rsid="002e5c7f"/>
    </style:style>
    <style:style style:name="P34" style:family="paragraph" style:parent-style-name="Standard">
      <style:paragraph-properties style:line-height-at-least="0.503cm" fo:text-align="center" style:justify-single-word="false"/>
      <style:text-properties style:font-name="Droid Sans Mono" fo:font-weight="normal" officeooo:paragraph-rsid="002e5c7f"/>
    </style:style>
    <style:style style:name="P35" style:family="paragraph" style:parent-style-name="Standard">
      <style:paragraph-properties fo:margin-left="1.245cm" fo:margin-right="0cm" fo:text-align="start" style:justify-single-word="false" fo:text-indent="0cm" style:auto-text-indent="false"/>
      <style:text-properties style:font-name="Arial" fo:font-style="italic" style:font-style-asian="italic" style:font-style-complex="italic"/>
    </style:style>
    <style:style style:name="P36" style:family="paragraph" style:parent-style-name="Standard">
      <style:paragraph-properties fo:margin-left="1.245cm" fo:margin-right="0cm" fo:text-align="start" style:justify-single-word="false" fo:text-indent="0cm" style:auto-text-indent="false"/>
      <style:text-properties style:font-name="Arial" fo:font-style="italic" fo:font-weight="normal" officeooo:rsid="0026054b" officeooo:paragraph-rsid="0026054b" style:font-style-asian="italic" style:font-weight-asian="normal" style:font-style-complex="italic" style:font-weight-complex="normal"/>
    </style:style>
    <style:style style:name="P37" style:family="paragraph" style:parent-style-name="Standard">
      <style:paragraph-properties fo:margin-left="1.245cm" fo:margin-right="0cm" fo:text-align="start" style:justify-single-word="false" fo:text-indent="0cm" style:auto-text-indent="false"/>
      <style:text-properties style:font-name="Arial" fo:font-style="italic" style:text-underline-style="none" fo:font-weight="normal" officeooo:rsid="001f12d0" officeooo:paragraph-rsid="001f12d0" style:font-style-asian="italic" style:font-weight-asian="normal" style:font-style-complex="italic" style:font-weight-complex="normal"/>
    </style:style>
    <style:style style:name="P38" style:family="paragraph" style:parent-style-name="Standard">
      <style:paragraph-properties fo:margin-left="1.245cm" fo:margin-right="0cm" fo:text-align="start" style:justify-single-word="false" fo:text-indent="0cm" style:auto-text-indent="false"/>
      <style:text-properties style:font-name="Arial" fo:font-style="normal" style:text-underline-style="none" fo:font-weight="normal" officeooo:rsid="001e772a" officeooo:paragraph-rsid="00240da8" style:font-style-asian="normal" style:font-weight-asian="normal" style:font-style-complex="normal" style:font-weight-complex="normal"/>
    </style:style>
    <style:style style:name="P39" style:family="paragraph" style:parent-style-name="Standard">
      <style:paragraph-properties fo:margin-left="1.245cm" fo:margin-right="0cm" fo:text-align="start" style:justify-single-word="false" fo:text-indent="0cm" style:auto-text-indent="false"/>
      <style:text-properties style:font-name="Arial" fo:font-style="normal" style:text-underline-style="none" fo:font-weight="normal" officeooo:rsid="001e772a" officeooo:paragraph-rsid="00246b8a" style:font-style-asian="normal" style:font-weight-asian="normal" style:font-style-complex="normal" style:font-weight-complex="normal"/>
    </style:style>
    <style:style style:name="P40" style:family="paragraph" style:parent-style-name="Standard">
      <style:paragraph-properties fo:margin-left="1.245cm" fo:margin-right="0cm" fo:text-align="start" style:justify-single-word="false" fo:text-indent="0cm" style:auto-text-indent="false"/>
      <style:text-properties style:font-name="Arial" fo:font-style="normal" style:text-underline-style="none" fo:font-weight="normal" officeooo:rsid="001fb507" officeooo:paragraph-rsid="001fb507" style:font-style-asian="normal" style:font-weight-asian="normal" style:font-style-complex="normal" style:font-weight-complex="normal"/>
    </style:style>
    <style:style style:name="P41" style:family="paragraph" style:parent-style-name="Standard">
      <style:paragraph-properties fo:margin-left="1.245cm" fo:margin-right="0cm" fo:text-align="start" style:justify-single-word="false" fo:text-indent="0cm" style:auto-text-indent="false"/>
      <style:text-properties style:font-name="Arial" fo:font-style="normal" style:text-underline-style="none" fo:font-weight="normal" officeooo:rsid="0025a5b1" officeooo:paragraph-rsid="0026054b" style:font-style-asian="normal" style:font-weight-asian="normal" style:font-style-complex="normal" style:font-weight-complex="normal"/>
    </style:style>
    <style:style style:name="P42" style:family="paragraph" style:parent-style-name="Standard">
      <style:paragraph-properties fo:margin-left="1.245cm" fo:margin-right="0cm" fo:text-align="start" style:justify-single-word="false" fo:text-indent="0cm" style:auto-text-indent="false"/>
      <style:text-properties style:font-name="Arial" fo:font-style="normal" style:text-underline-style="none" fo:font-weight="normal" officeooo:rsid="0025a5b1" officeooo:paragraph-rsid="0028f594" style:font-style-asian="normal" style:font-weight-asian="normal" style:font-style-complex="normal" style:font-weight-complex="normal"/>
    </style:style>
    <style:style style:name="P43" style:family="paragraph" style:parent-style-name="Standard">
      <style:paragraph-properties fo:margin-left="1.245cm" fo:margin-right="0cm" fo:text-align="start" style:justify-single-word="false" fo:text-indent="0cm" style:auto-text-indent="false"/>
      <style:text-properties style:font-name="Arial" fo:font-style="normal" officeooo:rsid="001d35a0" officeooo:paragraph-rsid="001d35a0" style:font-style-asian="normal" style:font-style-complex="normal"/>
    </style:style>
    <style:style style:name="P44" style:family="paragraph" style:parent-style-name="Standard">
      <style:paragraph-properties fo:margin-left="1.245cm" fo:margin-right="0cm" fo:text-align="start" style:justify-single-word="false" fo:text-indent="0cm" style:auto-text-indent="false"/>
      <style:text-properties style:font-name="Arial" fo:font-style="normal" fo:font-weight="bold" officeooo:rsid="001e772a" officeooo:paragraph-rsid="001e772a" style:font-style-asian="normal" style:font-weight-asian="bold" style:font-style-complex="normal" style:font-weight-complex="bold"/>
    </style:style>
    <style:style style:name="P45" style:family="paragraph" style:parent-style-name="Standard">
      <style:paragraph-properties fo:margin-left="1.245cm" fo:margin-right="0cm" fo:text-align="start" style:justify-single-word="false" fo:text-indent="0cm" style:auto-text-indent="false"/>
      <style:text-properties style:font-name="Arial" fo:font-style="normal" fo:font-weight="bold" officeooo:rsid="0026054b" officeooo:paragraph-rsid="0026054b" style:font-style-asian="normal" style:font-weight-asian="bold" style:font-style-complex="normal" style:font-weight-complex="bold"/>
    </style:style>
    <style:style style:name="P46" style:family="paragraph" style:parent-style-name="Standard">
      <style:paragraph-properties fo:margin-left="1.245cm" fo:margin-right="0cm" fo:text-align="start" style:justify-single-word="false" fo:text-indent="0cm" style:auto-text-indent="false"/>
      <style:text-properties style:font-name="Arial" fo:font-style="normal" fo:font-weight="normal" officeooo:rsid="001f12d0" officeooo:paragraph-rsid="001f12d0" style:font-style-asian="normal" style:font-weight-asian="normal" style:font-style-complex="normal" style:font-weight-complex="normal"/>
    </style:style>
    <style:style style:name="P47" style:family="paragraph" style:parent-style-name="Standard">
      <style:paragraph-properties fo:margin-left="1.245cm" fo:margin-right="0cm" fo:text-align="start" style:justify-single-word="false" fo:text-indent="0cm" style:auto-text-indent="false"/>
      <style:text-properties style:font-name="Arial" fo:font-style="normal" fo:font-weight="normal" officeooo:rsid="001e772a" officeooo:paragraph-rsid="001f12d0" style:font-style-asian="normal" style:font-weight-asian="normal" style:font-style-complex="normal" style:font-weight-complex="normal"/>
    </style:style>
    <style:style style:name="P48" style:family="paragraph" style:parent-style-name="Standard">
      <style:paragraph-properties fo:margin-left="1.245cm" fo:margin-right="0cm" fo:text-align="start" style:justify-single-word="false" fo:text-indent="0cm" style:auto-text-indent="false"/>
      <style:text-properties style:font-name="Arial" fo:font-style="normal" fo:font-weight="normal" officeooo:rsid="001f51ac" officeooo:paragraph-rsid="001fb507" style:font-style-asian="normal" style:font-weight-asian="normal" style:font-style-complex="normal" style:font-weight-complex="normal"/>
    </style:style>
    <style:style style:name="P49" style:family="paragraph" style:parent-style-name="Standard">
      <style:paragraph-properties fo:margin-left="1.245cm" fo:margin-right="0cm" fo:text-align="start" style:justify-single-word="false" fo:text-indent="0cm" style:auto-text-indent="false"/>
      <style:text-properties style:font-name="Arial" fo:font-style="normal" fo:font-weight="normal" officeooo:paragraph-rsid="00240da8" style:font-style-asian="normal" style:font-style-complex="normal"/>
    </style:style>
    <style:style style:name="P50" style:family="paragraph" style:parent-style-name="Standard">
      <style:paragraph-properties fo:margin-left="1.245cm" fo:margin-right="0cm" fo:text-align="start" style:justify-single-word="false" fo:text-indent="0cm" style:auto-text-indent="false"/>
      <style:text-properties style:font-name="Arial" fo:font-style="normal" style:text-underline-style="solid" style:text-underline-width="auto" style:text-underline-color="font-color" fo:font-weight="normal" officeooo:rsid="001f51ac" officeooo:paragraph-rsid="001fb507" style:font-style-asian="normal" style:font-weight-asian="normal" style:font-style-complex="normal" style:font-weight-complex="normal"/>
    </style:style>
    <style:style style:name="P51" style:family="paragraph" style:parent-style-name="Standard">
      <style:paragraph-properties fo:margin-left="1.245cm" fo:margin-right="0cm" fo:text-align="start" style:justify-single-word="false" fo:text-indent="0cm" style:auto-text-indent="false"/>
      <style:text-properties fo:color="#000000" style:font-name="Arial" fo:font-style="normal" style:text-underline-style="none" fo:font-weight="normal" officeooo:rsid="001fb507" officeooo:paragraph-rsid="001fb507" style:font-style-asian="normal" style:font-weight-asian="normal" style:font-style-complex="normal" style:font-weight-complex="normal"/>
    </style:style>
    <style:style style:name="P52" style:family="paragraph" style:parent-style-name="Standard">
      <style:paragraph-properties fo:margin-left="1.245cm" fo:margin-right="0cm" fo:text-align="start" style:justify-single-word="false" fo:text-indent="0cm" style:auto-text-indent="false"/>
      <style:text-properties fo:color="#000000" style:font-name="Arial" fo:font-style="normal" style:text-underline-style="none" fo:font-weight="normal" officeooo:rsid="00240da8" officeooo:paragraph-rsid="00240da8" style:font-style-asian="normal" style:font-weight-asian="normal" style:font-style-complex="normal" style:font-weight-complex="normal"/>
    </style:style>
    <style:style style:name="P53" style:family="paragraph" style:parent-style-name="Standard">
      <style:paragraph-properties fo:margin-left="1.245cm" fo:margin-right="0cm" fo:text-align="start" style:justify-single-word="false" fo:text-indent="0cm" style:auto-text-indent="false"/>
      <style:text-properties fo:color="#000000" style:font-name="Arial" fo:font-style="normal" style:text-underline-style="none" fo:font-weight="normal" officeooo:rsid="00246b8a" officeooo:paragraph-rsid="00240da8" style:font-style-asian="normal" style:font-weight-asian="normal" style:font-style-complex="normal" style:font-weight-complex="normal"/>
    </style:style>
    <style:style style:name="P54" style:family="paragraph" style:parent-style-name="Standard">
      <style:paragraph-properties fo:margin-left="1.245cm" fo:margin-right="0cm" fo:text-align="start" style:justify-single-word="false" fo:text-indent="0cm" style:auto-text-indent="false"/>
      <style:text-properties fo:color="#000000" style:font-name="Arial" fo:font-style="normal" style:text-underline-style="none" fo:font-weight="normal" officeooo:rsid="00246b8a" officeooo:paragraph-rsid="00246b8a" style:font-style-asian="normal" style:font-weight-asian="normal" style:font-style-complex="normal" style:font-weight-complex="normal"/>
    </style:style>
    <style:style style:name="P55" style:family="paragraph" style:parent-style-name="Standard">
      <style:paragraph-properties fo:margin-left="1.245cm" fo:margin-right="0cm" fo:text-align="start" style:justify-single-word="false" fo:text-indent="0cm" style:auto-text-indent="false"/>
      <style:text-properties fo:color="#000000" style:font-name="Arial" fo:font-style="normal" style:text-underline-style="none" fo:font-weight="normal" officeooo:rsid="0025a5b1" officeooo:paragraph-rsid="0026054b" style:font-style-asian="normal" style:font-weight-asian="normal" style:font-style-complex="normal" style:font-weight-complex="normal"/>
    </style:style>
    <style:style style:name="P56" style:family="paragraph" style:parent-style-name="Standard">
      <style:paragraph-properties fo:margin-left="1.245cm" fo:margin-right="0cm" fo:text-align="start" style:justify-single-word="false" fo:text-indent="0cm" style:auto-text-indent="false"/>
      <style:text-properties fo:color="#000000" style:font-name="Arial" fo:font-style="normal" style:text-underline-style="none" fo:font-weight="normal" officeooo:rsid="00278697" officeooo:paragraph-rsid="0026054b" style:font-style-asian="normal" style:font-weight-asian="normal" style:font-style-complex="normal" style:font-weight-complex="normal"/>
    </style:style>
    <style:style style:name="P57" style:family="paragraph" style:parent-style-name="Standard">
      <style:paragraph-properties fo:margin-left="1.245cm" fo:margin-right="0cm" fo:text-align="start" style:justify-single-word="false" fo:text-indent="0cm" style:auto-text-indent="false"/>
      <style:text-properties fo:color="#000000" style:font-name="Arial" fo:font-style="normal" style:text-underline-style="none" fo:font-weight="bold" officeooo:rsid="0026054b" officeooo:paragraph-rsid="0026054b" style:font-style-asian="normal" style:font-weight-asian="bold" style:font-style-complex="normal" style:font-weight-complex="bold"/>
    </style:style>
    <style:style style:name="P58" style:family="paragraph" style:parent-style-name="Standard">
      <style:paragraph-properties fo:margin-left="1.245cm" fo:margin-right="0cm" fo:text-align="start" style:justify-single-word="false" fo:text-indent="0cm" style:auto-text-indent="false"/>
      <style:text-properties fo:color="#000000" style:font-name="Arial" fo:font-style="italic" style:text-underline-style="none" fo:font-weight="normal" officeooo:rsid="0025a5b1" officeooo:paragraph-rsid="0026054b" style:font-style-asian="italic" style:font-weight-asian="normal" style:font-style-complex="italic" style:font-weight-complex="normal"/>
    </style:style>
    <style:style style:name="P59" style:family="paragraph" style:parent-style-name="Standard">
      <style:paragraph-properties fo:margin-left="1.245cm" fo:margin-right="0cm" fo:text-align="start" style:justify-single-word="false" fo:text-indent="0cm" style:auto-text-indent="false"/>
      <style:text-properties fo:color="#000000" style:font-name="Arial" fo:font-style="italic" style:text-underline-style="none" fo:font-weight="bold" officeooo:rsid="002a6d3a" officeooo:paragraph-rsid="0026054b" style:font-style-asian="italic" style:font-weight-asian="bold" style:font-style-complex="italic" style:font-weight-complex="bold"/>
    </style:style>
    <style:style style:name="P60" style:family="paragraph" style:parent-style-name="Standard_20__28_user_29_">
      <style:paragraph-properties fo:margin-left="1.245cm" fo:margin-right="0cm" fo:text-indent="0cm" style:auto-text-indent="false" style:writing-mode="lr-tb"/>
      <style:text-properties fo:color="#000000" style:font-name="Arial1" fo:font-weight="bold" style:font-weight-asian="bold" style:font-name-complex="Arial3" style:font-weight-complex="bold"/>
    </style:style>
    <style:style style:name="P61" style:family="paragraph" style:parent-style-name="Standard">
      <style:paragraph-properties fo:text-align="start" style:justify-single-word="false" fo:break-before="page"/>
      <style:text-properties style:font-name="Arial" fo:font-size="14pt" fo:font-weight="bold" style:font-size-asian="14pt" style:font-weight-asian="bold" style:font-size-complex="14pt" style:font-weight-complex="bold"/>
    </style:style>
    <style:style style:name="P62" style:family="paragraph" style:parent-style-name="Standard">
      <style:paragraph-properties fo:margin-left="0cm" fo:margin-right="0cm" fo:text-align="start" style:justify-single-word="false" fo:text-indent="0cm" style:auto-text-indent="false"/>
      <style:text-properties fo:color="#000000" style:font-name="Arial" fo:font-style="italic" style:text-underline-style="none" fo:font-weight="normal" officeooo:rsid="0025a5b1" officeooo:paragraph-rsid="0026054b" style:font-style-asian="italic" style:font-weight-asian="normal" style:font-style-complex="italic" style:font-weight-complex="normal"/>
    </style:style>
    <style:style style:name="P63" style:family="paragraph" style:parent-style-name="Standard">
      <style:paragraph-properties fo:margin-left="0cm" fo:margin-right="0cm" fo:text-align="start" style:justify-single-word="false" fo:text-indent="0cm" style:auto-text-indent="false"/>
      <style:text-properties fo:color="#000000" style:font-name="Arial1" fo:language="fr" fo:country="CA" fo:font-style="italic" style:text-underline-style="none" fo:font-weight="bold" officeooo:rsid="00240da8" officeooo:paragraph-rsid="00240da8" style:font-style-asian="italic" style:font-weight-asian="bold" style:font-name-complex="Arial3" style:font-style-complex="italic" style:font-weight-complex="bold"/>
    </style:style>
    <style:style style:name="P64" style:family="paragraph" style:parent-style-name="Standard">
      <style:paragraph-properties fo:margin-left="0cm" fo:margin-right="0cm" fo:text-align="start" style:justify-single-word="false" fo:text-indent="0cm" style:auto-text-indent="false"/>
      <style:text-properties style:font-name="Arial" officeooo:paragraph-rsid="001fb507"/>
    </style:style>
    <style:style style:name="P65" style:family="paragraph" style:parent-style-name="Standard">
      <style:paragraph-properties fo:margin-left="0cm" fo:margin-right="0cm" fo:text-align="start" style:justify-single-word="false" fo:text-indent="0cm" style:auto-text-indent="false"/>
      <style:text-properties officeooo:paragraph-rsid="00240da8"/>
    </style:style>
    <style:style style:name="P66" style:family="paragraph" style:parent-style-name="List_20_Paragraph">
      <style:paragraph-properties fo:margin-left="1.27cm" fo:margin-right="0cm" fo:text-indent="0cm" style:auto-text-indent="false" style:writing-mode="lr-tb"/>
      <style:text-properties fo:color="#000000" style:font-name="Arial1" fo:language="fr" fo:country="CA" fo:font-weight="bold" style:font-weight-asian="bold" style:font-name-complex="Tahoma" style:font-weight-complex="bold"/>
    </style:style>
    <style:style style:name="P67" style:family="paragraph" style:parent-style-name="Standard_20__28_user_29_">
      <style:paragraph-properties fo:margin-left="1.879cm" fo:margin-right="0cm" fo:text-indent="0cm" style:auto-text-indent="false" style:writing-mode="lr-tb"/>
      <style:text-properties fo:color="#000000" style:font-name="Arial1" style:font-name-complex="Tahoma"/>
    </style:style>
    <style:style style:name="P68" style:family="paragraph" style:parent-style-name="Standard_20__28_user_29_">
      <style:paragraph-properties fo:margin-left="0cm" fo:margin-right="0cm" fo:text-indent="1.244cm" style:auto-text-indent="false" style:writing-mode="lr-tb"/>
      <style:text-properties fo:color="#000000" style:font-name="Arial1" style:font-name-complex="Arial3"/>
    </style:style>
    <style:style style:name="P69" style:family="paragraph" style:parent-style-name="Standard">
      <style:paragraph-properties fo:text-align="justify" style:justify-single-word="false"/>
      <style:text-properties style:font-name="Arial" style:text-underline-style="solid" style:text-underline-width="auto" style:text-underline-color="font-color" fo:font-weight="bold" officeooo:rsid="002a1bb4" officeooo:paragraph-rsid="002e5c7f" style:font-weight-asian="bold" style:font-weight-complex="bold"/>
    </style:style>
    <style:style style:name="P70" style:family="paragraph" style:parent-style-name="Standard">
      <style:paragraph-properties fo:text-align="justify" style:justify-single-word="false"/>
      <style:text-properties style:font-name="Arial" style:text-underline-style="solid" style:text-underline-width="auto" style:text-underline-color="font-color" fo:font-weight="bold" officeooo:rsid="0039b2b3" officeooo:paragraph-rsid="0039b2b3" style:font-weight-asian="bold" style:font-weight-complex="bold"/>
    </style:style>
    <style:style style:name="P71" style:family="paragraph" style:parent-style-name="Standard">
      <style:paragraph-properties fo:text-align="start" style:justify-single-word="false"/>
      <style:text-properties style:font-name="Arial" fo:language="fr" fo:country="CA" fo:font-style="italic" officeooo:rsid="0033b65b" officeooo:paragraph-rsid="0033b65b" style:font-style-asian="italic" style:font-style-complex="italic"/>
    </style:style>
    <style:style style:name="P72" style:family="paragraph" style:parent-style-name="Standard">
      <style:paragraph-properties style:line-height-at-least="0.503cm"/>
      <style:text-properties style:font-name="Droid Sans Mono" fo:font-weight="normal"/>
    </style:style>
    <style:style style:name="P73" style:family="paragraph" style:parent-style-name="Standard">
      <style:paragraph-properties style:line-height-at-least="0.503cm"/>
      <style:text-properties fo:color="#d4d4d4" style:font-name="Droid Sans Mono" fo:font-size="10.5pt" fo:font-weight="normal" fo:background-color="#1e1e1e"/>
    </style:style>
    <style:style style:name="P74" style:family="paragraph" style:parent-style-name="Standard">
      <style:paragraph-properties style:line-height-at-least="0.503cm"/>
      <style:text-properties fo:color="#6a9955" style:font-name="Droid Sans Mono" fo:font-size="10.5pt" fo:font-weight="normal" fo:background-color="#1e1e1e"/>
    </style:style>
    <style:style style:name="P75" style:family="paragraph" style:parent-style-name="Standard">
      <style:paragraph-properties fo:text-align="justify" style:justify-single-word="false"/>
      <style:text-properties fo:color="#6a9955" style:font-name="Droid Sans Mono" fo:font-size="10.5pt" style:text-underline-style="solid" style:text-underline-width="auto" style:text-underline-color="font-color" fo:font-weight="normal" officeooo:rsid="0039b2b3" officeooo:paragraph-rsid="0039b2b3" fo:background-color="#1e1e1e" style:font-weight-asian="bold" style:font-weight-complex="bold"/>
    </style:style>
    <style:style style:name="P76" style:family="paragraph" style:parent-style-name="Standard_20__28_user_29_" style:list-style-name="WWNum1a">
      <style:paragraph-properties fo:margin-left="1.244cm" fo:margin-right="0cm" fo:text-indent="0cm" style:auto-text-indent="false" style:writing-mode="lr-tb"/>
    </style:style>
    <style:style style:name="T1" style:family="text">
      <style:text-properties officeooo:rsid="001aab3c"/>
    </style:style>
    <style:style style:name="T2" style:family="text">
      <style:text-properties officeooo:rsid="0017a7b9"/>
    </style:style>
    <style:style style:name="T3" style:family="text">
      <style:text-properties officeooo:rsid="001bba1f"/>
    </style:style>
    <style:style style:name="T4" style:family="text">
      <style:text-properties style:font-name="Arial"/>
    </style:style>
    <style:style style:name="T5" style:family="text">
      <style:text-properties style:font-name="Arial" fo:language="zxx" fo:country="none" officeooo:rsid="001bd9fb" style:language-asian="zxx" style:country-asian="none" style:language-complex="zxx" style:country-complex="none"/>
    </style:style>
    <style:style style:name="T6" style:family="text">
      <style:text-properties style:font-name="Arial" fo:language="zxx" fo:country="none" officeooo:rsid="002e95a9" style:language-asian="zxx" style:country-asian="none" style:language-complex="zxx" style:country-complex="none"/>
    </style:style>
    <style:style style:name="T7" style:family="text">
      <style:text-properties style:font-name="Arial" fo:language="zxx" fo:country="none" style:text-underline-style="none" officeooo:rsid="00251093" style:language-asian="zxx" style:country-asian="none" style:language-complex="zxx" style:country-complex="none"/>
    </style:style>
    <style:style style:name="T8" style:family="text">
      <style:text-properties style:font-name="Arial" fo:language="zxx" fo:country="none" style:text-underline-style="none" fo:font-weight="normal" officeooo:rsid="00265415" style:language-asian="zxx" style:country-asian="none" style:font-weight-asian="normal" style:language-complex="zxx" style:country-complex="none" style:font-weight-complex="normal"/>
    </style:style>
    <style:style style:name="T9" style:family="text">
      <style:text-properties style:font-name="Arial" fo:language="zxx" fo:country="none" style:text-underline-style="none" fo:font-weight="normal" officeooo:rsid="002abc1a" style:language-asian="zxx" style:country-asian="none" style:font-weight-asian="normal" style:language-complex="zxx" style:country-complex="none" style:font-weight-complex="normal"/>
    </style:style>
    <style:style style:name="T10" style:family="text">
      <style:text-properties style:font-name="Arial" fo:language="zxx" fo:country="none" style:text-underline-style="none" fo:font-weight="normal" officeooo:rsid="002a42f9" style:language-asian="zxx" style:country-asian="none" style:font-weight-asian="normal" style:language-complex="zxx" style:country-complex="none" style:font-weight-complex="normal"/>
    </style:style>
    <style:style style:name="T11" style:family="text">
      <style:text-properties style:font-name="Arial" officeooo:rsid="001bd9fb"/>
    </style:style>
    <style:style style:name="T12" style:family="text">
      <style:text-properties style:font-name="Arial" fo:font-weight="bold" officeooo:rsid="002e95a9" style:font-weight-asian="bold" style:font-weight-complex="bold"/>
    </style:style>
    <style:style style:name="T13" style:family="text">
      <style:text-properties style:font-name="Arial" fo:font-weight="bold" officeooo:rsid="0031a3d0" style:font-weight-asian="bold" style:font-weight-complex="bold"/>
    </style:style>
    <style:style style:name="T14" style:family="text">
      <style:text-properties style:font-name="Arial" style:text-underline-style="none" officeooo:rsid="00251093"/>
    </style:style>
    <style:style style:name="T15" style:family="text">
      <style:text-properties style:font-name="Arial" style:text-underline-style="none" officeooo:rsid="00253ac8"/>
    </style:style>
    <style:style style:name="T16" style:family="text">
      <style:text-properties style:font-name="Arial" style:text-underline-style="none" officeooo:rsid="00253ac8" style:font-weight-asian="normal" style:font-weight-complex="normal"/>
    </style:style>
    <style:style style:name="T17" style:family="text">
      <style:text-properties style:font-name="Arial" style:text-underline-style="none" fo:font-weight="normal" officeooo:rsid="00253ac8" style:font-weight-asian="normal" style:font-weight-complex="normal"/>
    </style:style>
    <style:style style:name="T18" style:family="text">
      <style:text-properties style:font-name="Arial" style:text-underline-style="none" fo:font-weight="normal" officeooo:rsid="00265415" style:font-weight-asian="normal" style:font-weight-complex="normal"/>
    </style:style>
    <style:style style:name="T19" style:family="text">
      <style:text-properties style:font-name="Arial" style:text-underline-style="none" fo:font-weight="normal" officeooo:rsid="002a1bb4" style:font-weight-asian="normal" style:font-weight-complex="normal"/>
    </style:style>
    <style:style style:name="T20" style:family="text">
      <style:text-properties style:font-name="Arial" style:text-underline-style="none" fo:font-weight="normal" officeooo:rsid="002a42f9" style:font-weight-asian="normal" style:font-weight-complex="normal"/>
    </style:style>
    <style:style style:name="T21" style:family="text">
      <style:text-properties style:font-name="Arial" style:text-underline-style="none" fo:font-weight="bold" officeooo:rsid="00265415" style:font-weight-asian="bold" style:font-weight-complex="bold"/>
    </style:style>
    <style:style style:name="T22" style:family="text">
      <style:text-properties style:font-name="Arial" style:text-underline-style="none" fo:font-weight="bold" officeooo:rsid="002a1bb4" style:font-weight-asian="bold" style:font-weight-complex="bold"/>
    </style:style>
    <style:style style:name="T23" style:family="text">
      <style:text-properties style:font-name="Arial" style:text-underline-style="solid" style:text-underline-width="auto" style:text-underline-color="font-color" fo:font-weight="bold" officeooo:rsid="00251093" style:font-weight-asian="bold" style:font-weight-complex="bold"/>
    </style:style>
    <style:style style:name="T24" style:family="text">
      <style:text-properties style:font-name="Arial" style:text-underline-style="solid" style:text-underline-width="auto" style:text-underline-color="font-color" fo:font-weight="bold" officeooo:rsid="00253ac8" style:font-weight-asian="bold" style:font-weight-complex="bold"/>
    </style:style>
    <style:style style:name="T25" style:family="text">
      <style:text-properties style:font-name="Arial" officeooo:rsid="002e95a9"/>
    </style:style>
    <style:style style:name="T26" style:family="text">
      <style:text-properties style:font-name="Arial" officeooo:rsid="002f1b70"/>
    </style:style>
    <style:style style:name="T27" style:family="text">
      <style:text-properties style:font-name="Arial" officeooo:rsid="0031a3d0"/>
    </style:style>
    <style:style style:name="T28" style:family="text">
      <style:text-properties officeooo:rsid="001d35a0"/>
    </style:style>
    <style:style style:name="T29" style:family="text">
      <style:text-properties officeooo:rsid="001db2e9"/>
    </style:style>
    <style:style style:name="T30" style:family="text">
      <style:text-properties officeooo:rsid="001e772a"/>
    </style:style>
    <style:style style:name="T31" style:family="text">
      <style:text-properties fo:font-weight="bold" style:font-weight-asian="bold" style:font-weight-complex="bold"/>
    </style:style>
    <style:style style:name="T32" style:family="text">
      <style:text-properties fo:font-weight="bold" officeooo:rsid="001f12d0" style:font-weight-asian="bold" style:font-weight-complex="bold"/>
    </style:style>
    <style:style style:name="T33" style:family="text">
      <style:text-properties fo:font-weight="bold" officeooo:rsid="00231a1c" style:font-weight-asian="bold" style:font-weight-complex="bold"/>
    </style:style>
    <style:style style:name="T34" style:family="text">
      <style:text-properties officeooo:rsid="001f12d0"/>
    </style:style>
    <style:style style:name="T35" style:family="text">
      <style:text-properties style:text-underline-style="none"/>
    </style:style>
    <style:style style:name="T36" style:family="text">
      <style:text-properties style:text-underline-style="none" officeooo:rsid="00231a1c" style:font-weight-asian="bold" style:font-weight-complex="bold"/>
    </style:style>
    <style:style style:name="T37" style:family="text">
      <style:text-properties style:text-underline-style="none" fo:font-weight="normal" style:font-weight-asian="normal" style:font-weight-complex="normal"/>
    </style:style>
    <style:style style:name="T38" style:family="text">
      <style:text-properties style:text-underline-style="none" fo:font-weight="normal" officeooo:rsid="002cb013" style:font-weight-asian="normal" style:font-weight-complex="normal"/>
    </style:style>
    <style:style style:name="T39" style:family="text">
      <style:text-properties style:text-underline-style="none" fo:font-weight="normal" officeooo:rsid="002a1bb4" style:font-weight-asian="normal" style:font-weight-complex="normal"/>
    </style:style>
    <style:style style:name="T40" style:family="text">
      <style:text-properties style:text-underline-style="none" fo:font-weight="normal" officeooo:rsid="002a42f9" style:font-weight-asian="normal" style:font-weight-complex="normal"/>
    </style:style>
    <style:style style:name="T41" style:family="text">
      <style:text-properties style:text-underline-style="none" fo:font-weight="normal" officeooo:rsid="002abc1a" style:font-weight-asian="normal" style:font-weight-complex="normal"/>
    </style:style>
    <style:style style:name="T42" style:family="text">
      <style:text-properties style:text-underline-style="none" fo:font-weight="normal" officeooo:rsid="003083e4" style:font-weight-asian="normal" style:font-weight-complex="normal"/>
    </style:style>
    <style:style style:name="T43" style:family="text">
      <style:text-properties style:text-underline-style="none" officeooo:rsid="002cb013"/>
    </style:style>
    <style:style style:name="T44" style:family="text">
      <style:text-properties style:text-underline-style="none" officeooo:rsid="002fc029"/>
    </style:style>
    <style:style style:name="T45" style:family="text">
      <style:text-properties style:text-underline-style="none" officeooo:rsid="003083e4"/>
    </style:style>
    <style:style style:name="T46" style:family="text">
      <style:text-properties style:text-underline-style="none" officeooo:rsid="00312b33"/>
    </style:style>
    <style:style style:name="T47" style:family="text">
      <style:text-properties style:text-underline-style="none" style:font-weight-asian="normal" style:font-weight-complex="normal"/>
    </style:style>
    <style:style style:name="T48" style:family="text">
      <style:text-properties fo:color="#000000"/>
    </style:style>
    <style:style style:name="T49" style:family="text">
      <style:text-properties fo:color="#000000" style:text-underline-style="solid" style:text-underline-width="auto" style:text-underline-color="font-color" officeooo:rsid="001f51ac"/>
    </style:style>
    <style:style style:name="T50" style:family="text">
      <style:text-properties fo:color="#000000" officeooo:rsid="001f51ac"/>
    </style:style>
    <style:style style:name="T51" style:family="text">
      <style:text-properties fo:color="#000000" fo:font-weight="bold" style:font-weight-asian="bold" style:font-weight-complex="bold"/>
    </style:style>
    <style:style style:name="T52" style:family="text">
      <style:text-properties fo:color="#000000" fo:font-weight="bold" officeooo:rsid="001f12d0" style:font-weight-asian="bold" style:font-weight-complex="bold"/>
    </style:style>
    <style:style style:name="T53" style:family="text">
      <style:text-properties fo:color="#000000" fo:font-weight="bold" officeooo:rsid="00240da8" style:font-weight-asian="bold" style:font-weight-complex="bold"/>
    </style:style>
    <style:style style:name="T54" style:family="text">
      <style:text-properties fo:color="#000000" fo:font-weight="bold" officeooo:rsid="00246b8a" style:font-weight-asian="bold" style:font-weight-complex="bold"/>
    </style:style>
    <style:style style:name="T55" style:family="text">
      <style:text-properties fo:color="#000000" fo:font-weight="bold" officeooo:rsid="0026054b" style:font-weight-asian="bold" style:font-weight-complex="bold"/>
    </style:style>
    <style:style style:name="T56" style:family="text">
      <style:text-properties fo:color="#000000" fo:font-style="italic" style:text-underline-style="none" officeooo:rsid="00240da8" style:font-style-asian="italic" style:font-weight-asian="normal" style:font-style-complex="italic" style:font-weight-complex="normal"/>
    </style:style>
    <style:style style:name="T57" style:family="text">
      <style:text-properties fo:color="#000000" fo:font-style="italic" style:text-underline-style="none" officeooo:rsid="00246b8a" style:font-style-asian="italic" style:font-weight-asian="normal" style:font-style-complex="italic" style:font-weight-complex="normal"/>
    </style:style>
    <style:style style:name="T58" style:family="text">
      <style:text-properties fo:color="#000000" fo:font-style="italic" style:text-underline-style="none" style:font-style-asian="italic" style:font-style-complex="italic"/>
    </style:style>
    <style:style style:name="T59" style:family="text">
      <style:text-properties fo:color="#000000" fo:font-style="italic" style:text-underline-style="none" officeooo:rsid="001fb507" style:font-style-asian="italic" style:font-style-complex="italic"/>
    </style:style>
    <style:style style:name="T60" style:family="text">
      <style:text-properties fo:color="#000000" fo:font-style="italic" style:text-underline-style="none" officeooo:rsid="002a6d3a" style:font-style-asian="italic" style:font-style-complex="italic"/>
    </style:style>
    <style:style style:name="T61" style:family="text">
      <style:text-properties fo:color="#000000" fo:font-style="italic" style:font-style-asian="italic" style:font-style-complex="italic"/>
    </style:style>
    <style:style style:name="T62" style:family="text">
      <style:text-properties fo:color="#000000" fo:font-style="italic" fo:font-weight="bold" style:font-style-asian="italic" style:font-weight-asian="bold" style:font-style-complex="italic" style:font-weight-complex="bold"/>
    </style:style>
    <style:style style:name="T63" style:family="text">
      <style:text-properties fo:color="#000000" fo:font-style="italic" fo:font-weight="bold" officeooo:rsid="00278697" style:font-style-asian="italic" style:font-weight-asian="bold" style:font-style-complex="italic" style:font-weight-complex="bold"/>
    </style:style>
    <style:style style:name="T64" style:family="text">
      <style:text-properties fo:color="#000000" fo:font-style="italic" fo:font-weight="bold" officeooo:rsid="0026054b" style:font-style-asian="italic" style:font-weight-asian="bold" style:font-style-complex="italic" style:font-weight-complex="bold"/>
    </style:style>
    <style:style style:name="T65" style:family="text">
      <style:text-properties fo:color="#000000" style:text-underline-style="none"/>
    </style:style>
    <style:style style:name="T66" style:family="text">
      <style:text-properties fo:color="#000000" style:text-underline-style="none" officeooo:rsid="00240da8" style:font-weight-asian="normal" style:font-weight-complex="normal"/>
    </style:style>
    <style:style style:name="T67" style:family="text">
      <style:text-properties fo:color="#000000" style:text-underline-style="none" officeooo:rsid="00246b8a" style:font-weight-asian="normal" style:font-weight-complex="normal"/>
    </style:style>
    <style:style style:name="T68" style:family="text">
      <style:text-properties fo:color="#000000" style:text-underline-style="none" officeooo:rsid="00246b8a"/>
    </style:style>
    <style:style style:name="T69" style:family="text">
      <style:text-properties fo:color="#000000" style:text-underline-style="none" fo:font-weight="bold" officeooo:rsid="002a6d3a" style:font-weight-asian="bold" style:font-weight-complex="bold"/>
    </style:style>
    <style:style style:name="T70" style:family="text">
      <style:text-properties fo:color="#000000" style:text-underline-style="none" fo:font-weight="normal" officeooo:rsid="002a6d3a" style:font-weight-asian="normal" style:font-weight-complex="normal"/>
    </style:style>
    <style:style style:name="T71" style:family="text">
      <style:text-properties fo:color="#000000" officeooo:rsid="00278697"/>
    </style:style>
    <style:style style:name="T72" style:family="text">
      <style:text-properties fo:color="#000000" officeooo:rsid="0028f594"/>
    </style:style>
    <style:style style:name="T73" style:family="text">
      <style:text-properties fo:color="#000000" officeooo:rsid="0026054b"/>
    </style:style>
    <style:style style:name="T74" style:family="text">
      <style:text-properties fo:color="#000000" officeooo:rsid="0029541e"/>
    </style:style>
    <style:style style:name="T75" style:family="text">
      <style:text-properties fo:color="#000000" fo:font-style="normal" style:text-underline-style="none" fo:font-weight="bold" style:font-style-asian="normal" style:font-weight-asian="bold" style:font-style-complex="normal" style:font-weight-complex="bold"/>
    </style:style>
    <style:style style:name="T76" style:family="text">
      <style:text-properties fo:color="#000000" fo:font-style="normal" style:text-underline-style="none" style:font-style-asian="normal" style:font-style-complex="normal"/>
    </style:style>
    <style:style style:name="T77" style:family="text">
      <style:text-properties fo:color="#000000" fo:font-style="normal" style:text-underline-style="none" officeooo:rsid="002a6d3a" style:font-style-asian="normal" style:font-style-complex="normal"/>
    </style:style>
    <style:style style:name="T78" style:family="text">
      <style:text-properties fo:color="#000000" officeooo:rsid="002b2f57"/>
    </style:style>
    <style:style style:name="T79" style:family="text">
      <style:text-properties fo:color="#000000" style:font-name="Arial1" fo:font-weight="bold" style:font-weight-asian="bold" style:font-name-complex="Arial3" style:font-weight-complex="bold"/>
    </style:style>
    <style:style style:name="T80" style:family="text">
      <style:text-properties fo:color="#000000" style:font-name="Arial1" fo:font-weight="bold" style:font-weight-asian="bold" style:font-name-complex="Tahoma" style:font-weight-complex="bold"/>
    </style:style>
    <style:style style:name="T81" style:family="text">
      <style:text-properties fo:color="#000000" style:font-name="Arial1" style:font-name-complex="Arial3"/>
    </style:style>
    <style:style style:name="T82" style:family="text">
      <style:text-properties fo:color="#000000" style:font-name="Arial1" fo:language="fr" fo:country="CA" fo:font-weight="bold" style:font-weight-asian="bold" style:font-name-complex="Arial3" style:font-weight-complex="bold"/>
    </style:style>
    <style:style style:name="T83" style:family="text">
      <style:text-properties fo:color="#000000" style:font-name="Arial" fo:font-style="italic" style:text-underline-style="none" fo:font-weight="normal" officeooo:rsid="00240da8" style:font-style-asian="italic" style:font-weight-asian="normal" style:font-style-complex="italic" style:font-weight-complex="normal"/>
    </style:style>
    <style:style style:name="T84" style:family="text">
      <style:text-properties officeooo:rsid="001fb507"/>
    </style:style>
    <style:style style:name="T85" style:family="text">
      <style:text-properties style:text-underline-style="solid" style:text-underline-width="auto" style:text-underline-color="font-color" style:font-weight-asian="bold" style:font-weight-complex="bold"/>
    </style:style>
    <style:style style:name="T86" style:family="text">
      <style:text-properties style:text-underline-style="solid" style:text-underline-width="auto" style:text-underline-color="font-color" officeooo:rsid="00231a1c" style:font-weight-asian="bold" style:font-weight-complex="bold"/>
    </style:style>
    <style:style style:name="T87" style:family="text">
      <style:text-properties style:text-underline-style="solid" style:text-underline-width="auto" style:text-underline-color="font-color" officeooo:rsid="00251093" style:font-weight-asian="bold" style:font-weight-complex="bold"/>
    </style:style>
    <style:style style:name="T88" style:family="text">
      <style:text-properties style:text-underline-style="solid" style:text-underline-width="auto" style:text-underline-color="font-color" officeooo:rsid="002a1bb4" style:font-weight-asian="bold" style:font-weight-complex="bold"/>
    </style:style>
    <style:style style:name="T89" style:family="text">
      <style:text-properties style:text-underline-style="solid" style:text-underline-width="auto" style:text-underline-color="font-color" officeooo:rsid="002a42f9" style:font-weight-asian="bold" style:font-weight-complex="bold"/>
    </style:style>
    <style:style style:name="T90" style:family="text">
      <style:text-properties style:text-underline-style="solid" style:text-underline-width="auto" style:text-underline-color="font-color" officeooo:rsid="002f1b70" style:font-weight-asian="bold" style:font-weight-complex="bold"/>
    </style:style>
    <style:style style:name="T91" style:family="text">
      <style:text-properties style:text-underline-style="solid" style:text-underline-width="auto" style:text-underline-color="font-color" officeooo:rsid="002fc029" style:font-weight-asian="bold" style:font-weight-complex="bold"/>
    </style:style>
    <style:style style:name="T92" style:family="text">
      <style:text-properties fo:color="#9cdcfe"/>
    </style:style>
    <style:style style:name="T93" style:family="text">
      <style:text-properties fo:color="#9cdcfe" style:font-name="Droid Sans Mono" fo:font-size="10.5pt" style:text-underline-style="none" fo:font-weight="normal" fo:background-color="#1e1e1e" loext:char-shading-value="0"/>
    </style:style>
    <style:style style:name="T94" style:family="text">
      <style:text-properties fo:color="#9cdcfe" style:font-name="Droid Sans Mono" fo:font-size="10.5pt" style:text-underline-style="none" fo:font-weight="normal" fo:background-color="#1e1e1e" loext:char-shading-value="0" style:font-weight-asian="bold" style:font-weight-complex="bold"/>
    </style:style>
    <style:style style:name="T95" style:family="text">
      <style:text-properties fo:color="#9cdcfe" style:font-name="Droid Sans Mono" fo:font-size="10.5pt" style:text-underline-style="none" fo:font-weight="normal" fo:background-color="#1e1e1e" loext:char-shading-value="0" style:font-weight-asian="normal" style:font-weight-complex="normal"/>
    </style:style>
    <style:style style:name="T96" style:family="text">
      <style:text-properties fo:color="#9cdcfe" style:font-name="Droid Sans Mono" fo:font-size="10.5pt" style:text-underline-style="none" fo:font-weight="normal" officeooo:rsid="002a42f9" fo:background-color="#1e1e1e" loext:char-shading-value="0" style:font-weight-asian="normal" style:font-weight-complex="normal"/>
    </style:style>
    <style:style style:name="T97" style:family="text">
      <style:text-properties fo:color="#9cdcfe" style:font-name="Droid Sans Mono" fo:font-size="10.5pt" fo:font-weight="normal" fo:background-color="#1e1e1e" loext:char-shading-value="0"/>
    </style:style>
    <style:style style:name="T98" style:family="text">
      <style:text-properties fo:color="#9cdcfe" style:font-name="Droid Sans Mono" fo:font-size="10.5pt" fo:font-weight="normal" officeooo:rsid="002a1bb4" fo:background-color="#1e1e1e" loext:char-shading-value="0" style:font-weight-asian="bold" style:font-weight-complex="bold"/>
    </style:style>
    <style:style style:name="T99" style:family="text">
      <style:text-properties fo:color="#9cdcfe" style:font-name="Arial" fo:font-size="10.5pt" style:text-underline-style="none" fo:background-color="#1e1e1e" loext:char-shading-value="0"/>
    </style:style>
    <style:style style:name="T100" style:family="text">
      <style:text-properties fo:color="#9cdcfe" fo:font-size="10.5pt" fo:background-color="#1e1e1e" loext:char-shading-value="0"/>
    </style:style>
    <style:style style:name="T101" style:family="text">
      <style:text-properties fo:color="#d4d4d4" style:font-name="Droid Sans Mono" fo:font-size="10.5pt" style:text-underline-style="none" fo:font-weight="normal" fo:background-color="#1e1e1e" loext:char-shading-value="0"/>
    </style:style>
    <style:style style:name="T102" style:family="text">
      <style:text-properties fo:color="#d4d4d4" style:font-name="Droid Sans Mono" fo:font-size="10.5pt" style:text-underline-style="none" fo:font-weight="normal" fo:background-color="#1e1e1e" loext:char-shading-value="0" style:font-weight-asian="bold" style:font-weight-complex="bold"/>
    </style:style>
    <style:style style:name="T103" style:family="text">
      <style:text-properties fo:color="#d4d4d4" style:font-name="Droid Sans Mono" fo:font-size="10.5pt" style:text-underline-style="none" fo:font-weight="normal" fo:background-color="#1e1e1e" loext:char-shading-value="0" style:font-weight-asian="normal" style:font-weight-complex="normal"/>
    </style:style>
    <style:style style:name="T104" style:family="text">
      <style:text-properties fo:color="#d4d4d4" style:font-name="Droid Sans Mono" fo:font-size="10.5pt" style:text-underline-style="none" fo:font-weight="normal" officeooo:rsid="002a42f9" fo:background-color="#1e1e1e" loext:char-shading-value="0" style:font-weight-asian="normal" style:font-weight-complex="normal"/>
    </style:style>
    <style:style style:name="T105" style:family="text">
      <style:text-properties fo:color="#d4d4d4" style:font-name="Droid Sans Mono" fo:font-size="10.5pt" style:text-underline-style="none" fo:font-weight="normal" officeooo:rsid="002fc029" fo:background-color="#1e1e1e" loext:char-shading-value="0"/>
    </style:style>
    <style:style style:name="T106" style:family="text">
      <style:text-properties fo:color="#d4d4d4" style:font-name="Droid Sans Mono" fo:font-size="10.5pt" fo:font-weight="normal" fo:background-color="#1e1e1e" loext:char-shading-value="0"/>
    </style:style>
    <style:style style:name="T107" style:family="text">
      <style:text-properties fo:color="#d4d4d4" style:font-name="Droid Sans Mono" fo:font-size="10.5pt" fo:font-weight="normal" officeooo:rsid="002a1bb4" fo:background-color="#1e1e1e" loext:char-shading-value="0" style:font-weight-asian="bold" style:font-weight-complex="bold"/>
    </style:style>
    <style:style style:name="T108" style:family="text">
      <style:text-properties fo:color="#d4d4d4" style:font-name="Arial" fo:font-size="10.5pt" style:text-underline-style="none" fo:background-color="#1e1e1e" loext:char-shading-value="0"/>
    </style:style>
    <style:style style:name="T109" style:family="text">
      <style:text-properties fo:color="#d4d4d4" fo:font-size="10.5pt" fo:background-color="#1e1e1e" loext:char-shading-value="0"/>
    </style:style>
    <style:style style:name="T110" style:family="text">
      <style:text-properties fo:color="#ce9178"/>
    </style:style>
    <style:style style:name="T111" style:family="text">
      <style:text-properties fo:color="#ce9178" style:font-name="Droid Sans Mono" fo:font-size="10.5pt" style:text-underline-style="none" fo:font-weight="normal" fo:background-color="#1e1e1e" loext:char-shading-value="0" style:font-weight-asian="bold" style:font-weight-complex="bold"/>
    </style:style>
    <style:style style:name="T112" style:family="text">
      <style:text-properties fo:color="#ce9178" style:font-name="Droid Sans Mono" fo:font-size="10.5pt" style:text-underline-style="none" fo:font-weight="normal" fo:background-color="#1e1e1e" loext:char-shading-value="0" style:font-weight-asian="normal" style:font-weight-complex="normal"/>
    </style:style>
    <style:style style:name="T113" style:family="text">
      <style:text-properties fo:color="#ce9178" style:font-name="Droid Sans Mono" fo:font-size="10.5pt" style:text-underline-style="none" fo:font-weight="normal" officeooo:rsid="002a42f9" fo:background-color="#1e1e1e" loext:char-shading-value="0" style:font-weight-asian="normal" style:font-weight-complex="normal"/>
    </style:style>
    <style:style style:name="T114" style:family="text">
      <style:text-properties fo:color="#ce9178" fo:font-size="10.5pt" fo:background-color="#1e1e1e" loext:char-shading-value="0"/>
    </style:style>
    <style:style style:name="T115" style:family="text">
      <style:text-properties fo:color="#dcdcaa"/>
    </style:style>
    <style:style style:name="T116" style:family="text">
      <style:text-properties fo:color="#dcdcaa" style:font-name="Droid Sans Mono" fo:font-size="10.5pt" style:text-underline-style="none" fo:font-weight="normal" fo:background-color="#1e1e1e" loext:char-shading-value="0" style:font-weight-asian="bold" style:font-weight-complex="bold"/>
    </style:style>
    <style:style style:name="T117" style:family="text">
      <style:text-properties fo:font-variant="normal" fo:text-transform="none" fo:color="#252525" style:font-name="Arial" fo:font-size="12pt" fo:letter-spacing="normal" fo:font-style="normal" style:text-underline-style="solid" style:text-underline-width="auto" style:text-underline-color="font-color" officeooo:rsid="00265415" style:font-size-asian="12pt" style:font-weight-asian="bold" style:font-size-complex="12pt" style:font-weight-complex="bold"/>
    </style:style>
    <style:style style:name="T118" style:family="text">
      <style:text-properties fo:font-variant="normal" fo:text-transform="none" fo:color="#252525" style:font-name="Arial" fo:font-size="12pt" fo:letter-spacing="normal" fo:font-style="normal" style:text-underline-style="none" fo:font-weight="normal" officeooo:rsid="00251093" style:font-size-asian="10.5pt" style:font-weight-asian="normal" style:font-size-complex="12pt" style:font-weight-complex="normal"/>
    </style:style>
    <style:style style:name="T119" style:family="text">
      <style:text-properties fo:font-variant="normal" fo:text-transform="none" fo:color="#252525" style:font-name="Arial" fo:font-size="13.5pt" fo:letter-spacing="normal" fo:font-style="normal" style:text-underline-style="none" fo:font-weight="normal" officeooo:rsid="00265415" style:font-weight-asian="normal" style:font-weight-complex="normal"/>
    </style:style>
    <style:style style:name="T120" style:family="text">
      <style:text-properties fo:font-variant="normal" fo:text-transform="none" fo:color="#9cdcfe" style:font-name="Arial" fo:font-size="13.5pt" fo:letter-spacing="normal" fo:font-style="normal" style:text-underline-style="none" fo:font-weight="normal" fo:background-color="#1e1e1e" loext:char-shading-value="0" style:font-weight-asian="normal" style:font-weight-complex="normal"/>
    </style:style>
    <style:style style:name="T121" style:family="text">
      <style:text-properties fo:font-variant="normal" fo:text-transform="none" fo:color="#d4d4d4" style:font-name="Arial" fo:font-size="13.5pt" fo:letter-spacing="normal" fo:font-style="normal" style:text-underline-style="none" fo:font-weight="normal" fo:background-color="#1e1e1e" loext:char-shading-value="0" style:font-weight-asian="normal" style:font-weight-complex="normal"/>
    </style:style>
    <style:style style:name="T122" style:family="text">
      <style:text-properties fo:color="#d7ba7d"/>
    </style:style>
    <style:style style:name="T123" style:family="text">
      <style:text-properties fo:color="#d7ba7d" fo:font-size="10.5pt" fo:background-color="#1e1e1e" loext:char-shading-value="0"/>
    </style:style>
    <style:style style:name="T124" style:family="text">
      <style:text-properties officeooo:rsid="002cb013"/>
    </style:style>
    <style:style style:name="T125" style:family="text">
      <style:text-properties fo:color="#6a995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3">Polytechnique Montréal</text:p>
      <text:p text:style-name="Standard"/>
      <text:p text:style-name="Standard"/>
      <text:p text:style-name="P3">Département de génie informatique et génie logiciel</text:p>
      <text:p text:style-name="P3"/>
      <text:p text:style-name="P3"/>
      <text:p text:style-name="P3"/>
      <text:p text:style-name="P3"/>
      <text:p text:style-name="P3">Cours INF19<text:span text:style-name="T1">00</text:span>:</text:p>
      <text:p text:style-name="P3">Projet initial <text:span text:style-name="T1">de système embarqué</text:span></text:p>
      <text:p text:style-name="P3"/>
      <text:p text:style-name="P3"/>
      <text:p text:style-name="P3"/>
      <text:p text:style-name="P3"/>
      <text:p text:style-name="P3">Travail pratique <text:span text:style-name="T3">7</text:span></text:p>
      <text:p text:style-name="P3"/>
      <text:p text:style-name="P4">Makefile et production d<text:span text:style-name="T2">e</text:span> librairie statique</text:p>
      <text:p text:style-name="P3"/>
      <text:p text:style-name="P2"/>
      <text:p text:style-name="P2"/>
      <text:p text:style-name="P2"/>
      <text:p text:style-name="P2">Par l'équipe</text:p>
      <text:p text:style-name="P2"/>
      <text:p text:style-name="P29"><text:span text:style-name="T4">No </text:span><text:span text:style-name="T5">5773</text:span></text:p>
      <text:p text:style-name="P2"/>
      <text:p text:style-name="P2"/>
      <text:p text:style-name="P2"/>
      <text:p text:style-name="P2"/>
      <text:p text:style-name="P2">Noms:</text:p>
      <text:p text:style-name="P2"/>
      <text:p text:style-name="P9">Sami Bourai </text:p>
      <text:p text:style-name="P9">Soheib-Mounib Djellab</text:p>
      <text:p text:style-name="P9">Marouane Oudada</text:p>
      <text:p text:style-name="P8">Abdel<text:span text:style-name="T28">aziz </text:span>kh<text:span text:style-name="T28">eloufi</text:span></text:p>
      <text:p text:style-name="P2"/>
      <text:p text:style-name="P2"/>
      <text:p text:style-name="P2"/>
      <text:p text:style-name="P2"/>
      <text:p text:style-name="P2"/>
      <text:p text:style-name="P2"/>
      <text:p text:style-name="P2">Date: </text:p>
      <text:p text:style-name="P29"><text:span text:style-name="T5">3</text:span><text:span text:style-name="T4"> </text:span><text:span text:style-name="T5">novembre</text:span><text:span text:style-name="T4"> </text:span><text:span text:style-name="T11">2020</text:span></text:p>
      <text:p text:style-name="P2"/>
      <text:p text:style-name="P2"/>
      <text:p text:style-name="P5"/>
      <text:p text:style-name="P61">Partie 1 : Description de la librairie</text:p>
      <text:p text:style-name="P6"/>
      <text:p text:style-name="P6"/>
      <text:p text:style-name="P43">Lors de ce travail pratique, le but est de construire une librarie <text:span text:style-name="T34">à</text:span><text:span text:style-name="T29">l'aide de makefile afin de regrouper du code pour le réutiliser par la suite. Notre librairie est constituée de méthodes qu'on a implémentés pendant les 6 premiers tps. Pour cette partie1, </text:span><text:span text:style-name="T30">on va décrire le fonctionnement des méthodes et énoncer leurs utilitées.</text:span></text:p>
      <text:p text:style-name="P43"/>
      <text:p text:style-name="P44">DelayMS.h, DelayMS.cpp:</text:p>
      <text:p text:style-name="P46">Ces fichiers contiennent la déclaration et l'implémentation de la méthode </text:p>
      <text:p text:style-name="P37">void delaisMS (uint8_t tempsMS);</text:p>
      <text:p text:style-name="P46"><text:span text:style-name="T35">Cette méthode ne retourne rien et prend comme paramètre le temps(en millisecondes),qui représente le nombre de fois que la boucle va exécuter un delai de 1ms. </text:span><text:span text:style-name="T30">Ce</text:span>tte derniere<text:span text:style-name="T30"> <text:s/>nous permett</text:span>ra<text:span text:style-name="T30"> de pouvoir utiliser les delais dans nos futures codes </text:span>où il faudra utiliser des variables à la place des constantes. </text:p>
      <text:p text:style-name="P46"/>
      <text:p text:style-name="P47"><text:span text:style-name="T32">Minuterie.h,Minuterie.cpp</text:span><text:span text:style-name="T31">:</text:span></text:p>
      <text:p text:style-name="P48">Ces fichiers nous permettent d'avoir une minuterie avec le mode CTC <text:s/><text:span text:style-name="T84">et le prescaler de 1024 </text:span>prédéfini.<text:span text:style-name="T48"> La méthode contenu dans ces fichiers est: </text:span></text:p>
      <text:p text:style-name="P50"><text:span text:style-name="T48">void partirMinuterieCTC </text:span><text:span text:style-name="T58">( uint16_t dureeMS, volati</text:span><text:span text:style-name="T59">le </text:span><text:span text:style-name="T58">uint8_</text:span><text:span text:style-name="T59">t&amp;</text:span><text:span text:style-name="T58">_tcomparaisonOCR1MS)</text:span></text:p>
      <text:p text:style-name="P40"><text:span text:style-name="T48">Cette méthode recoit 2 paramètres qui sont dureeMS(représente le nombre d'incrémentations qu'il faut afin d'arriver à </text:span><text:span text:style-name="T78">tcomapraisonOCR1MS</text:span><text:span text:style-name="T48">) et <text:s/></text:span><text:span text:style-name="T49">t</text:span><text:span text:style-name="T50">comparaisonOCR1MS</text:span><text:span text:style-name="T48">(variable volatile passé par reférence et qui sera initialisé à 0).</text:span></text:p>
      <text:p text:style-name="P51"/>
      <text:p text:style-name="P38"><text:span text:style-name="T53">UART.h</text:span><text:span text:style-name="T52"> , </text:span><text:span text:style-name="T53">UART.cpp</text:span><text:span text:style-name="T51">:</text:span></text:p>
      <text:p text:style-name="P52"/>
      <text:p text:style-name="P49"><text:span text:style-name="T66">Ces fichiers contiennent la déclaration et l'implémentation de 3 méthodes. La première est </text:span><text:span text:style-name="T56">void initialisationUART()</text:span><text:span text:style-name="T66">, elle sert à faire les manipulations nécessaires pour faire un transfert de données vers l'ordinateur. La deuxième méthode est v</text:span><text:span text:style-name="T56">oid transmission(u</text:span><text:span text:style-name="T57">int8_t uneDonnee)</text:span><text:span text:style-name="T66">, </text:span><text:span text:style-name="T67">elle permet la transmission d'un seul uint8_t ou un char à l'ordinateur. La troisième méthode est </text:span><text:span text:style-name="T57">void afficherChaine(uint8_t* tab, int taille),</text:span><text:span text:style-name="T67">elle sert à transmettre une chaine de caractères(uint8_t* ou char*) vers l'ordinateur. Ces méthodes pourrait être utile pour des opérations de débogage.</text:span></text:p>
      <text:p text:style-name="P53"/>
      <text:p text:style-name="P39"><text:span text:style-name="T54">moteur</text:span><text:span text:style-name="T53">.h</text:span><text:span text:style-name="T52"> , </text:span><text:span text:style-name="T54">moteur.</text:span><text:span text:style-name="T53">cpp</text:span><text:span text:style-name="T54">:</text:span></text:p>
      <text:p text:style-name="P54"><text:s/></text:p>
      <text:p text:style-name="P55">Ces fichiers contiennent la déclaration et l'implémentation de 3 méthodes. Ces méthodes sont :</text:p>
      <text:p text:style-name="P55"/>
      <text:p text:style-name="P41"><text:span text:style-name="T61">-</text:span><text:span text:style-name="T62">void ajustementPWM(double rapportPWM)</text:span><text:span text:style-name="T61">: </text:span><text:span text:style-name="T71">Cette méthode permet de </text:span><text:span text:style-name="T72">fixer une vitesse voulue(fixé par le paramètre d'entrée) à laquelle la roue va tourner </text:span><text:span text:style-name="T71"><text:s/>Ca sera utile pour le fonctionnement des roues du robot.</text:span></text:p>
      <text:p text:style-name="P56"/>
      <text:p text:style-name="P41"><text:span text:style-name="T71">-</text:span><text:span text:style-name="T63">void initialiserPort(char port, uint8_t mode): </text:span><text:span text:style-name="T71">Cette méthode permet d'initialiser </text:span><text:span text:style-name="T72">un port avec le mode qui est entré en paramètre(entrée ou sortie).</text:span></text:p>
      <text:p text:style-name="P55"/>
      <text:p text:style-name="P55"/>
      <text:p text:style-name="P58"><text:soft-page-break/></text:p>
      <text:p text:style-name="P62"/>
      <text:p text:style-name="P58"/>
      <text:p text:style-name="P42"><text:span text:style-name="T51">-void signalPWM(double rapportPWM, uint16_t tempsMS,</text:span><text:span text:style-name="T55">char port, uint8_t mode)</text:span><text:span text:style-name="T64">:</text:span><text:span text:style-name="T73"> </text:span><text:span text:style-name="T72">Cette méthode permet de générer un signal PWM. Elle utilise les fonctions ajustementPWM(),initialiserPort() et delaisMS(). Le premier paramètre sera utilisé par la méthode </text:span><text:span text:style-name="T74">ajustementPWM(), le deuxième paramètre(tempsMS) sera le temps que la roue sera en rotation(en millisecondes). Le troisième paramètre sera le port qui est lié avec la roue. Le quatrième paramètre sera le mode que le port utilisera.</text:span></text:p>
      <text:p text:style-name="P53"/>
      <text:p text:style-name="P53"/>
      <text:p text:style-name="P45"><text:span text:style-name="T68">B</text:span><text:span text:style-name="T65">outon.h , Bouton.cpp:</text:span></text:p>
      <text:p text:style-name="P57"/>
      <text:p text:style-name="P45"><text:span text:style-name="T65">-</text:span><text:span text:style-name="T60">bool boutonEstAppuye(uint8_t boutonValeur): </text:span><text:span text:style-name="T70">Cette méthode permet de savoir si le bouton rentré en paramètre est appuyé. Elle retourne un boolean. Cette méthode est utile, car on doit souvent savoir si un bouton est appuyé ou non.</text:span></text:p>
      <text:p text:style-name="P57"/>
      <text:p text:style-name="P36"><text:span text:style-name="T65">-</text:span><text:span text:style-name="T69">void initialisation(): </text:span><text:span text:style-name="T77">Cette méthode permet de faire une interruption externe,qui se déclenchera lorsque le bouton poussoir est appuyé. L'ajout de cette méthode nous permet de sauver du temps pour le future, car on aura plus besoin de chercher dans la documentation et se rappeler des modifications binaires faites dans les registres.</text:span></text:p>
      <text:p text:style-name="P59"/>
      <text:p text:style-name="P36"><text:span text:style-name="T65">-</text:span><text:span text:style-name="T75">void rebond(): </text:span><text:span text:style-name="T76">Afin d’utiliser le bouton-poussoir sans utiliser une routine d’interruption, il est nécessaire d’avoir une fonction qui détecte le rebond lors de l’appui du bouton pour éviter que le microcontrôleur ne détecte plusieurs changements de signals. Il suffit de détecter si la tension sur la deuxième broche du PORTD est encore constante après un délai. </text:span></text:p>
      <text:p text:style-name="P51"/>
      <text:p text:style-name="P51"/>
      <text:p text:style-name="P52"/>
      <text:p text:style-name="P65"><text:span text:style-name="T83"><text:tab/></text:span><text:span text:style-name="T82">Can.</text:span><text:span text:style-name="T79">h, can.cpp :</text:span></text:p>
      <text:p text:style-name="P60"/>
      <text:p text:style-name="P68">Cette fonction a comme but la manipulation du convertisseur.</text:p>
      <text:p text:style-name="P67"/>
      <text:list xml:id="list928301186" text:style-name="WWNum1a">
        <text:list-header>
          <text:p text:style-name="P76"><text:span text:style-name="T79">-can() : </text:span><text:span text:style-name="T81">Cette ligne dans le code représente le constructeur qui initialise le convertisseur.</text:span></text:p>
        </text:list-header>
      </text:list>
      <text:p text:style-name="P67"/>
      <text:list xml:id="list132005882031126" text:continue-numbering="true" text:style-name="WWNum1a">
        <text:list-header>
          <text:p text:style-name="P76"><text:span text:style-name="T79">-~can()</text:span><text:span text:style-name="T80"> </text:span><text:span text:style-name="T79">: </text:span><text:span text:style-name="T81">Cette ligne dans le code représente le destructeur qui aura comme but de désactiver le convertisseur dans le limiter la consommation.</text:span></text:p>
        </text:list-header>
      </text:list>
      <text:p text:style-name="P66"/>
      <text:list xml:id="list132005905082608" text:continue-numbering="true" text:style-name="WWNum1a">
        <text:list-header>
          <text:p text:style-name="P76"><text:span text:style-name="T79">-Uint16_t lecture (uint8_t pos) : </text:span><text:span text:style-name="T81">Dans cette méthode, nous utiliserons des registres afin de convertir une valeur analogique, donnée au port A, en une valeur numérique qui sera retournée par le programme. Une entrée en uint8_t sera nécessaire pour que celle-ci fonctionne.</text:span></text:p>
        </text:list-header>
      </text:list>
      <text:p text:style-name="P63"/>
      <text:p text:style-name="P63"/>
      <text:p text:style-name="P64"/>
      <text:p text:style-name="P6"/>
      <text:p text:style-name="P6"/>
      <text:p text:style-name="P5"><text:soft-page-break/>Partie 2 : Décrire les modifications apportées au Makefile de départ</text:p>
      <text:p text:style-name="P6"/>
      <text:p text:style-name="P35">Décrire les quelques modifications apportées au Makefile de la librairie pour démontrer votre compréhension de la formation des fichiers. <text:s/>Faire de même pour les modifications apportées au Makefile du code (bidon) de test qui utilise cette librairie.</text:p>
      <text:p text:style-name="P6"/>
      <text:p text:style-name="P6"/>
      <text:p text:style-name="P7"><text:tab/><text:span text:style-name="T33">De prime abord, il sera question de decrire les modifications aportée au Makefile de la librairie: </text:span></text:p>
      <text:p text:style-name="P20"/>
      <text:p text:style-name="P21"><text:span text:style-name="T86">Ligne 26:</text:span><text:span text:style-name="T36"> <text:s/></text:span><text:span text:style-name="T93">PROJECTNAME</text:span><text:span text:style-name="T101">=librairie</text:span></text:p>
      <text:p text:style-name="P22"><text:span text:style-name="T35">- </text:span><text:span text:style-name="T37">Ceci étant le nom qu'on a donner à notre projet</text:span><text:span text:style-name="T38">= notre librairie statique.</text:span></text:p>
      <text:p text:style-name="P11"/>
      <text:p text:style-name="P21"><text:span text:style-name="T86">Ligne </text:span><text:span text:style-name="T87">33</text:span><text:span text:style-name="T86">:</text:span><text:span text:style-name="T36"> </text:span><text:span text:style-name="T94">PRJSRC</text:span><text:span text:style-name="T102">= </text:span><text:span text:style-name="T111">$(</text:span><text:span text:style-name="T116">wildcard</text:span><text:span text:style-name="T111"> *.cpp)</text:span><text:span text:style-name="T102"> </text:span></text:p>
      <text:p text:style-name="P15"/>
      <text:p text:style-name="P30"><text:span text:style-name="T14">- Tel que spécifier dans les vidéos de </text:span><text:span text:style-name="T15">Philippe Carphin</text:span><text:span text:style-name="T14"> , la commande $(</text:span><text:span text:style-name="T7">wildcard *. cpp) </text:span><text:span text:style-name="T14">permet l'utilisation de fichiers sources au complet et ce, sans avoir à les mentionnés un par un. Ce qui pourrait être rodondant et très long.</text:span></text:p>
      <text:p text:style-name="P12"/>
      <text:p text:style-name="P31"><text:span text:style-name="T23">L</text:span><text:span text:style-name="T24">igne 66:</text:span><text:span text:style-name="T16"> </text:span><text:span text:style-name="T99">ARCHIVEUR</text:span><text:span text:style-name="T108"> = avr-ar</text:span></text:p>
      <text:p text:style-name="P32"><text:span text:style-name="T17">- la commande ar est utilisée afin de produire notre librairie statique. </text:span><text:span text:style-name="T18">En fait on remplace l'appelle à </text:span><text:span text:style-name="T21">avr-gcc</text:span><text:span text:style-name="T18"> par </text:span><text:span text:style-name="T21">avr-ar</text:span><text:span text:style-name="T18"> qui </text:span><text:span text:style-name="T8">permet entre autre de créer, modifier et extraire des archives. </text:span><text:span text:style-name="T9">Donc CC sera remplacé par ARCHIVEUR à la ligne 138</text:span></text:p>
      <text:p text:style-name="P10"/>
      <text:p text:style-name="P33"><text:span text:style-name="T117">Ligne 93:</text:span><text:span text:style-name="T119"> </text:span><text:span text:style-name="T120">ARCHIVEURFLAGS</text:span><text:span text:style-name="T121">=-csr</text:span></text:p>
      <text:p text:style-name="P32"><text:span text:style-name="T118">- </text:span><text:span text:style-name="T25">la prodution de la librairie necessite plutot l'option </text:span><text:span text:style-name="T12">-crs</text:span><text:span text:style-name="T25"> à la place de </text:span><text:span text:style-name="T12">CRFLAGS</text:span><text:span text:style-name="T25"> afin de créer les fichiers .o </text:span><text:span text:style-name="T6">et les </text:span><text:span text:style-name="T25">archivés dans un seul exécutable (</text:span><text:span text:style-name="T26">l'edition de liens</text:span><text:span text:style-name="T25">). </text:span><text:span text:style-name="T27">Donc, pacter tous les fichiés </text:span><text:span text:style-name="T13">.o</text:span><text:span text:style-name="T27"> dans ma </text:span><text:span text:style-name="T13">librairie.a.</text:span></text:p>
      <text:p text:style-name="P26"/>
      <text:p text:style-name="P21"><text:span text:style-name="T88">Ligne 100:</text:span><text:span text:style-name="T39"> </text:span><text:span text:style-name="T95">TRG</text:span><text:span text:style-name="T103">=</text:span><text:span text:style-name="T112">$(</text:span><text:span text:style-name="T95">PROJECTNAME</text:span><text:span text:style-name="T112">)</text:span><text:span text:style-name="T103">.a</text:span></text:p>
      <text:p text:style-name="P32"><text:span text:style-name="T19">-</text:span><text:span text:style-name="T22"> .a </text:span><text:span text:style-name="T19">est l'extension </text:span><text:span text:style-name="T10">accordées aux</text:span><text:span text:style-name="T19"> librairies statiques sur linux. Comme nous voulons obtenir un </text:span><text:span text:style-name="T22">projet.a o</text:span><text:span text:style-name="T19">n </text:span><text:span text:style-name="T20">devait </text:span><text:span text:style-name="T19">modifier notre variable</text:span><text:span text:style-name="T22"> TRG.</text:span></text:p>
      <text:p text:style-name="P16"/>
      <text:p text:style-name="P21"><text:span text:style-name="T89">Ligne 137-138:</text:span><text:span text:style-name="T40"> </text:span></text:p>
      <text:p text:style-name="P21"><text:span text:style-name="T113"><text:tab/>$(</text:span><text:span text:style-name="T96">TRG</text:span><text:span text:style-name="T113">)</text:span><text:span text:style-name="T104">: </text:span><text:span text:style-name="T113">$(</text:span><text:span text:style-name="T96">OBJDEPS</text:span><text:span text:style-name="T113">)</text:span></text:p>
      <text:p text:style-name="P34"><text:span text:style-name="T114">$(</text:span><text:span text:style-name="T100">ARCHIVEUR</text:span><text:span text:style-name="T114">)</text:span><text:span text:style-name="T109"> </text:span><text:span text:style-name="T114">$(</text:span><text:span text:style-name="T100">ARCHIVEURFLAGS</text:span><text:span text:style-name="T114">)</text:span><text:span text:style-name="T109"> -o </text:span><text:span text:style-name="T114">$(</text:span><text:span text:style-name="T100">TRG</text:span><text:span text:style-name="T114">)</text:span><text:span text:style-name="T109"> </text:span><text:span text:style-name="T114">$(</text:span><text:span text:style-name="T100">OBJDEPS</text:span><text:span text:style-name="T114">)</text:span><text:span text:style-name="T109"> </text:span><text:span text:style-name="T123">\</text:span></text:p>
      <text:p text:style-name="P23"><text:span text:style-name="T35">-</text:span><text:span text:style-name="T37"> </text:span><text:span text:style-name="T41">À la ligne 66 on fait référence à </text:span><text:span text:style-name="T38">l'utilisation de</text:span><text:span text:style-name="T43"> ar=ARCHIVEUR </text:span><text:span text:style-name="T38">à la place de</text:span><text:span text:style-name="T43"> CC.</text:span><text:span text:style-name="T38">Ainsi, on fait le changement dans l'implémentation de la cible</text:span><text:span text:style-name="T43"> librairie.a.</text:span></text:p>
      <text:p text:style-name="P23"><text:span text:style-name="T43">- </text:span><text:span text:style-name="T38">On fait de même en remlacant </text:span><text:span text:style-name="T43">CRFLAGS </text:span><text:span text:style-name="T38">par </text:span><text:span text:style-name="T43">ARCHIVEURFLAGS =-crs.</text:span></text:p>
      <text:p text:style-name="P23"/>
      <text:p text:style-name="P70"><text:span text:style-name="T124">L</text:span>igne 160-165:<text:span text:style-name="T37"> </text:span></text:p>
      <text:p text:style-name="P70"><text:span text:style-name="T37">- Nous avons aussi enlevé ces lignes puisque comme on travaille sur SimulIDE et non avec le microcôntroleur physiquement elle ne servent plus à rien.</text:span></text:p>
      <text:p text:style-name="P75"><text:span text:style-name="T47"># Make install permet de compiler le projet puis</text:span></text:p>
      <text:p text:style-name="P74"># d'ecrire le programme en memoire flash dans votre</text:p>
      <text:p text:style-name="P74"># microcontroleur. Celui-ci doit etre branche par cable USB</text:p>
      <text:p text:style-name="P73"><text:span text:style-name="T115">install</text:span>: <text:span text:style-name="T110">$(</text:span><text:span text:style-name="T92">HEXROMTRG</text:span><text:span text:style-name="T110">)</text:span> </text:p>
      <text:p text:style-name="P73"><text:span text:style-name="T110">$(</text:span><text:span text:style-name="T92">AVRDUDE</text:span><text:span text:style-name="T110">)</text:span> -c <text:span text:style-name="T110">$(</text:span><text:span text:style-name="T92">AVRDUDE_PROGRAMMERID</text:span><text:span text:style-name="T110">)</text:span> <text:span text:style-name="T122">\</text:span></text:p>
      <text:p text:style-name="P72"><text:span text:style-name="T109">-p </text:span><text:span text:style-name="T114">$(</text:span><text:span text:style-name="T100">MCU</text:span><text:span text:style-name="T114">)</text:span><text:span text:style-name="T109"> -P -e -U flash:w:</text:span><text:span text:style-name="T114">$(</text:span><text:span text:style-name="T100">HEXROMTRG</text:span><text:span text:style-name="T114">)</text:span></text:p>
      <text:p text:style-name="P17"><text:soft-page-break/>Enfin, il s'agit dans cette section d'expliquer les modifications liées au deuxième Makefile du code de test:</text:p>
      <text:p text:style-name="P17"/>
      <text:p text:style-name="P21"><text:span text:style-name="T90">Ligne 26: </text:span><text:span text:style-name="T97">PROJECTNAME</text:span><text:span text:style-name="T106">=exec_dir</text:span></text:p>
      <text:p text:style-name="P13">- Nom donné à notre projet</text:p>
      <text:p text:style-name="P14"/>
      <text:p text:style-name="P21"><text:span text:style-name="T90">Ligne </text:span><text:span text:style-name="T91">32</text:span><text:span text:style-name="T90">: </text:span><text:span text:style-name="T97">PRJSRC</text:span><text:span text:style-name="T106">= mainTest.cpp</text:span></text:p>
      <text:p text:style-name="P14">- Ici on compile que notre fichier source mainTest.cpp, qui lui même include tous les fichiers .h de notre librarie</text:p>
      <text:p text:style-name="P14"/>
      <text:p text:style-name="P19"><text:span text:style-name="T90">Ligne </text:span><text:span text:style-name="T85">35</text:span><text:span text:style-name="T90">:</text:span><text:span text:style-name="T98">INC</text:span><text:span text:style-name="T107">=-I ../librairie</text:span></text:p>
      <text:p text:style-name="P25"><text:span text:style-name="T35">- </text:span><text:span text:style-name="T44">Ceci est le (path), ou le chemin qui mène vers notre librairie.</text:span></text:p>
      <text:p text:style-name="P18"/>
      <text:p text:style-name="P21"><text:span text:style-name="T90">Ligne </text:span><text:span text:style-name="T91">39</text:span><text:span text:style-name="T90">:</text:span><text:span text:style-name="T97">LIBS</text:span><text:span text:style-name="T106">=-l rairie -L ../librairie </text:span></text:p>
      <text:p text:style-name="P18"/>
      <text:p text:style-name="P24"><text:span text:style-name="T44">- </text:span><text:span text:style-name="T105">-l rairie <text:s/>:</text:span><text:span text:style-name="T42">cette partie représente le nom de la librairie.</text:span></text:p>
      <text:p text:style-name="P25"><text:span text:style-name="T35">- </text:span><text:span text:style-name="T45">Dans cette section on </text:span><text:span text:style-name="T46">lie </text:span><text:span text:style-name="T35">notr</text:span><text:span text:style-name="T46">e librairie statique au code à compiler.</text:span></text:p>
      <text:p text:style-name="P27"/>
      <text:p text:style-name="P28"/>
      <text:p text:style-name="P28"/>
      <text:p text:style-name="P28">Barème: vous serez jugé sur:</text:p>
      <text:p text:style-name="P28"><text:s text:c="8"/>◦ La qualités et le choix de vos portions de code choisies ( 5 points sur 20 )</text:p>
      <text:p text:style-name="P28"><text:s text:c="8"/>◦ La qualités de vos modifications aux Makefiles ( 5 points sur 20 )</text:p>
      <text:p text:style-name="P28"><text:s text:c="8"/>◦ Le rapport ( 7 points sur 20 )</text:p>
      <text:p text:style-name="P28"><text:s text:c="12"/>▪ Explications cohérentes par rapport au code retenu pour former la librairie (2 points)</text:p>
      <text:p text:style-name="P28"><text:s text:c="12"/>▪ Explications cohérentes par rapport aux Makefiles modifiés (2 points)</text:p>
      <text:p text:style-name="P28"><text:s text:c="12"/>▪ Explications claires avec un bon niveau de détails (2 points)</text:p>
      <text:p text:style-name="P28"><text:s text:c="12"/>▪ Bon français (1 point)</text:p>
      <text:p text:style-name="P28"><text:s text:c="8"/>◦ Bonne soumission de l'ensemble du code (compilation sans erreurs, …) et du rapport selon le format demandé ( 3 points sur 20 <text:s/>)</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Symbol" svg:font-family="Symbol" style:font-charset="x-symbol"/>
    <style:font-face style:name="Wingdings" svg:font-family="Wingdings" style:font-charset="x-symbol"/>
    <style:font-face style:name="Arial2" svg:font-family="Arial"/>
    <style:font-face style:name="Courier New" svg:font-family="'Courier New'"/>
    <style:font-face style:name="Droid Sans Mono" svg:font-family="'Droid Sans Mono', monospace, monospace, 'Droid Sans Fallback'"/>
    <style:font-face style:name="OpenSymbol" svg:font-family="OpenSymbol"/>
    <style:font-face style:name="Tahoma1" svg:font-family="Tahoma"/>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Arial3" svg:font-family="Arial"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Normal_20_Table" style:display-name="Normal Table" style:family="paragraph" style:default-outline-level="">
      <style:paragraph-properties fo:text-align="start" style:justify-single-word="false" fo:orphans="0" fo:widows="0" fo:hyphenation-ladder-count="no-limit" style:vertical-align="baseline"/>
      <style:text-properties style:font-name="Times New Roman" fo:font-family="'Times New Roman'" style:font-family-generic="roman" style:font-pitch="variable" fo:font-size="12pt" fo:language="de" fo:country="DE" style:letter-kerning="true" style:font-name-asian="Andale Sans UI" style:font-family-asian="'Andale Sans UI'" style:font-family-generic-asian="system" style:font-pitch-asian="variable" style:font-size-asian="12pt" style:language-asian="ja" style:country-asian="JP" style:font-name-complex="Times New Roman1" style:font-family-complex="'Times New Roman'" style:font-family-generic-complex="system" style:font-pitch-complex="variable" style:font-size-complex="12pt" style:language-complex="fa" style:country-complex="IR" fo:hyphenate="false" fo:hyphenation-remain-char-count="2" fo:hyphenation-push-char-count="2" loext:hyphenation-no-caps="false"/>
    </style:style>
    <style:style style:name="Standard_20__28_user_29_" style:display-name="Standard (user)" style:family="paragraph" style:default-outline-level="">
      <style:paragraph-properties fo:text-align="start" style:justify-single-word="false" fo:orphans="0" fo:widows="0" fo:hyphenation-ladder-count="no-limit" style:vertical-align="baseline"/>
      <style:text-properties style:font-name="Times New Roman" fo:font-family="'Times New Roman'" style:font-family-generic="roman" style:font-pitch="variable" fo:font-size="12pt" fo:language="fr" fo:country="CA" style:letter-kerning="true" style:font-name-asian="Andale Sans UI" style:font-family-asian="'Andale Sans UI'" style:font-family-generic-asian="system" style:font-pitch-asian="variable" style:font-size-asian="12pt" style:language-asian="fr" style:country-asian="CA" style:font-name-complex="Times New Roman1" style:font-family-complex="'Times New Roman'" style:font-family-generic-complex="system" style:font-pitch-complex="variable" style:font-size-complex="12pt" fo:hyphenate="false" fo:hyphenation-remain-char-count="2" fo:hyphenation-push-char-count="2" loext:hyphenation-no-caps="false"/>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Default_20_Paragraph_20_Font" style:display-name="Default Paragraph Font" style:family="text"/>
    <style:style style:name="ListLabel_20_1" style:display-name="ListLabel 1" style:family="text">
      <style:text-properties style:font-name="Arial1" fo:font-family="Arial" style:font-family-generic="roman" style:font-pitch="variable" fo:font-weight="bold" style:font-name-asian="Andale Sans UI" style:font-family-asian="'Andale Sans UI'" style:font-family-generic-asian="system" style:font-pitch-asian="variable" style:font-name-complex="Arial3" style:font-family-complex="Arial" style:font-family-generic-complex="system" style:font-pitch-complex="variable"/>
    </style:style>
    <style:style style:name="ListLabel_20_2" style:display-name="ListLabel 2" style:family="text">
      <style:text-properties style:font-name="Arial1" fo:font-family="Arial" style:font-family-generic="roman" style:font-pitch="variable" fo:font-weight="bold" style:font-name-asian="Andale Sans UI" style:font-family-asian="'Andale Sans UI'" style:font-family-generic-asian="system" style:font-pitch-asian="variable" style:font-name-complex="Arial3" style:font-family-complex="Arial"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text:bullet-char="-">
        <style:list-level-properties text:list-level-position-and-space-mode="label-alignment">
          <style:list-level-label-alignment text:label-followed-by="listtab" fo:text-indent="-0.635cm" fo:margin-left="1.879cm"/>
        </style:list-level-properties>
        <style:text-properties style:font-name="Arial2"/>
      </text:list-level-style-bullet>
      <text:list-level-style-bullet text:level="2" text:bullet-char="o">
        <style:list-level-properties text:list-level-position-and-space-mode="label-alignment">
          <style:list-level-label-alignment text:label-followed-by="listtab" fo:text-indent="-0.635cm" fo:margin-left="3.149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4.419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689cm"/>
        </style:list-level-properties>
        <style:text-properties style:font-name="Symbol"/>
      </text:list-level-style-bullet>
      <text:list-level-style-bullet text:level="5" text:bullet-char="o">
        <style:list-level-properties text:list-level-position-and-space-mode="label-alignment">
          <style:list-level-label-alignment text:label-followed-by="listtab" fo:text-indent="-0.635cm" fo:margin-left="6.959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8.229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9.499cm"/>
        </style:list-level-properties>
        <style:text-properties style:font-name="Symbol"/>
      </text:list-level-style-bullet>
      <text:list-level-style-bullet text:level="8" text:bullet-char="o">
        <style:list-level-properties text:list-level-position-and-space-mode="label-alignment">
          <style:list-level-label-alignment text:label-followed-by="listtab" fo:text-indent="-0.635cm" fo:margin-left="10.769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2.03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
      <text:list-level-style-bullet text:level="1" text:style-name="ListLabel_20_2" text:bullet-char="-">
        <style:list-level-properties text:list-level-position-and-space-mode="label-alignment">
          <style:list-level-label-alignment text:label-followed-by="listtab" fo:text-indent="-0.635cm" fo:margin-left="1.879cm"/>
        </style:list-level-properties>
        <style:text-properties style:font-name="Arial2"/>
      </text:list-level-style-bullet>
      <text:list-level-style-bullet text:level="2" text:bullet-char="o">
        <style:list-level-properties text:list-level-position-and-space-mode="label-alignment">
          <style:list-level-label-alignment text:label-followed-by="listtab" fo:text-indent="-0.635cm" fo:margin-left="3.149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4.419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689cm"/>
        </style:list-level-properties>
        <style:text-properties style:font-name="Symbol"/>
      </text:list-level-style-bullet>
      <text:list-level-style-bullet text:level="5" text:bullet-char="o">
        <style:list-level-properties text:list-level-position-and-space-mode="label-alignment">
          <style:list-level-label-alignment text:label-followed-by="listtab" fo:text-indent="-0.635cm" fo:margin-left="6.959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8.229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9.499cm"/>
        </style:list-level-properties>
        <style:text-properties style:font-name="Symbol"/>
      </text:list-level-style-bullet>
      <text:list-level-style-bullet text:level="8" text:bullet-char="o">
        <style:list-level-properties text:list-level-position-and-space-mode="label-alignment">
          <style:list-level-label-alignment text:label-followed-by="listtab" fo:text-indent="-0.635cm" fo:margin-left="10.769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2.03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T1" style:family="text">
      <style:text-properties officeooo:rsid="001aab3c"/>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2">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Footer">INF19<text:span text:style-name="MT1">00</text:span><text:tab/><text:page-number text:select-page="current">5</text:page-number><text:tab/>Makefile et librairies</text:p>
      </style:footer>
    </style:master-page>
    <style:master-page style:name="First_20_Page" style:display-name="First Page" style:page-layout-name="Mpm2" style:next-style-name="Standard"/>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4-11-19T18:41:46.497000000</meta:creation-date>
    <meta:editing-duration>PT28M40S</meta:editing-duration>
    <meta:editing-cycles>16</meta:editing-cycles>
    <meta:generator>LibreOffice/6.4.6.2$Linux_X86_64 LibreOffice_project/40$Build-2</meta:generator>
    <dc:date>2020-11-03T13:19:51.936802285</dc:date>
    <meta:document-statistic meta:table-count="0" meta:image-count="0" meta:object-count="0" meta:page-count="5" meta:paragraph-count="88" meta:word-count="1254" meta:character-count="8163" meta:non-whitespace-character-count="6895"/>
    <meta:user-defined meta:name="Info 1"/>
    <meta:user-defined meta:name="Info 2"/>
    <meta:user-defined meta:name="Info 3"/>
    <meta:user-defined meta:name="Info 4"/>
  </office:meta>
</office:document-meta>
</file>